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ＭＳ Ｐゴシック" svg:font-family="'ＭＳ Ｐゴシック'"/>
    <style:font-face style:name="ＭＳ Ｐゴシック1" svg:font-family="'ＭＳ Ｐゴシック'" style:font-family-generic="modern"/>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627cm"/>
    </style:style>
    <style:style style:name="co3" style:family="table-column">
      <style:table-column-properties fo:break-before="auto" style:column-width="9.329cm"/>
    </style:style>
    <style:style style:name="co4" style:family="table-column">
      <style:table-column-properties fo:break-before="auto" style:column-width="0.699cm"/>
    </style:style>
    <style:style style:name="co14" style:family="table-column">
      <style:table-column-properties fo:break-before="auto" style:column-width="2.57cm"/>
    </style:style>
    <style:style style:name="co15" style:family="table-column">
      <style:table-column-properties fo:break-before="auto" style:column-width="3.175cm"/>
    </style:style>
    <style:style style:name="co16" style:family="table-column">
      <style:table-column-properties fo:break-before="auto" style:column-width="0.917cm"/>
    </style:style>
    <style:style style:name="co17" style:family="table-column">
      <style:table-column-properties fo:break-before="auto" style:column-width="11.419cm"/>
    </style:style>
    <style:style style:name="co18" style:family="table-column">
      <style:table-column-properties fo:break-before="auto" style:column-width="10.451cm"/>
    </style:style>
    <style:style style:name="co13" style:family="table-column">
      <style:table-column-properties fo:break-before="auto" style:column-width="1.693cm"/>
    </style:style>
    <style:style style:name="co19" style:family="table-column">
      <style:table-column-properties fo:break-before="auto" style:column-width="7.188cm"/>
    </style:style>
    <style:style style:name="co20" style:family="table-column">
      <style:table-column-properties fo:break-before="auto" style:column-width="12.772cm"/>
    </style:style>
    <style:style style:name="co21" style:family="table-column">
      <style:table-column-properties fo:break-before="auto" style:column-width="2.752cm"/>
    </style:style>
    <style:style style:name="co22" style:family="table-column">
      <style:table-column-properties fo:break-before="auto" style:column-width="6.541cm"/>
    </style:style>
    <style:style style:name="co23" style:family="table-column">
      <style:table-column-properties fo:break-before="auto" style:column-width="0.953cm"/>
    </style:style>
    <style:style style:name="co24" style:family="table-column">
      <style:table-column-properties fo:break-before="auto" style:column-width="1.799cm"/>
    </style:style>
    <style:style style:name="co25" style:family="table-column">
      <style:table-column-properties fo:break-before="auto" style:column-width="10.795cm"/>
    </style:style>
    <style:style style:name="co26" style:family="table-column">
      <style:table-column-properties fo:break-before="auto" style:column-width="9.97cm"/>
    </style:style>
    <style:style style:name="co27" style:family="table-column">
      <style:table-column-properties fo:break-before="auto" style:column-width="4.382cm"/>
    </style:style>
    <style:style style:name="ro1" style:family="table-row">
      <style:table-row-properties style:row-height="0.496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3.21cm" fo:break-before="auto" style:use-optimal-row-height="true"/>
    </style:style>
    <style:style style:name="ro8" style:family="table-row">
      <style:table-row-properties style:row-height="1.632cm" fo:break-before="auto" style:use-optimal-row-height="true"/>
    </style:style>
    <style:style style:name="ro9" style:family="table-row">
      <style:table-row-properties style:row-height="2.027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1.058cm" fo:break-before="auto" style:use-optimal-row-height="false"/>
    </style:style>
    <style:style style:name="ta1" style:family="table" style:master-page-name="Default">
      <style:table-properties table:display="true" style:writing-mode="lr-tb"/>
    </style:style>
    <style:style style:name="ta2" style:family="table" style:master-page-name="mp1">
      <style:table-properties table:display="true" style:writing-mode="lr-tb"/>
    </style:style>
    <style:style style:name="ta4" style:family="table" style:master-page-name="mp3">
      <style:table-properties table:display="true" style:writing-mode="lr-tb"/>
    </style:style>
    <style:style style:name="ta5" style:family="table" style:master-page-name="mp2">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4" style:family="table-cell" style:parent-style-name="Default">
      <style:table-cell-properties fo:wrap-option="wrap" style:vertical-align="top"/>
    </style:style>
    <style:style style:name="ce1" style:family="table-cell" style:parent-style-name="Default" style:data-style-name="N36">
      <style:table-cell-properties fo:background-color="#ccff00" fo:border="0.002cm solid #000000" style:vertical-align="top"/>
    </style:style>
    <style:style style:name="ce2" style:family="table-cell" style:parent-style-name="Default" style:data-style-name="N36">
      <style:table-cell-properties style:vertical-align="top"/>
    </style:style>
    <style:style style:name="ce3" style:family="table-cell" style:parent-style-name="Default">
      <style:table-cell-properties fo:background-color="#ccff00" fo:wrap-option="wrap" fo:border="0.002cm solid #000000" style:vertical-align="top"/>
    </style:style>
    <style:style style:name="ce5" style:family="table-cell" style:parent-style-name="Default">
      <style:table-cell-properties fo:wrap-option="wrap" style:vertical-align="top"/>
      <style:text-properties style:font-name="ＭＳ Ｐゴシック" style:font-name-asian="ＭＳ Ｐゴシック" style:font-name-complex="ＭＳ Ｐゴシック"/>
    </style:style>
    <style:style style:name="ce6" style:family="table-cell" style:parent-style-name="Default" style:data-style-name="N0">
      <style:table-cell-properties style:vertical-align="top"/>
    </style:style>
    <style:style style:name="ce7" style:family="table-cell" style:parent-style-name="Default" style:data-style-name="N0"/>
    <style:style style:name="ce11" style:family="table-cell" style:parent-style-name="Default" style:data-style-name="N0">
      <style:table-cell-properties fo:wrap-option="wrap" style:vertical-align="top"/>
    </style:style>
    <style:style style:name="ce14" style:family="table-cell" style:parent-style-name="Default" style:data-style-name="N0">
      <style:table-cell-properties style:text-align-source="fix" style:repeat-content="false" fo:wrap-option="wrap" style:vertical-align="middle"/>
      <style:paragraph-properties fo:text-align="center"/>
    </style:style>
    <style:style style:name="ce19" style:family="table-cell" style:parent-style-name="Default" style:data-style-name="N0">
      <style:table-cell-properties fo:border-bottom="0.039cm double #000000" style:border-line-width-bottom="0.002cm 0.035cm 0.002cm" fo:background-color="#00ff00" style:text-align-source="fix" style:repeat-content="false" fo:wrap-option="no-wrap" fo:border-left="0.039cm double #000000" style:border-line-width-left="0.002cm 0.035cm 0.002cm" fo:border-right="0.002cm solid #000000" fo:border-top="0.039cm double #000000" style:border-line-width-top="0.002cm 0.035cm 0.002cm" style:vertical-align="top"/>
      <style:paragraph-properties fo:text-align="start" fo:margin-left="0cm"/>
    </style:style>
    <style:style style:name="ce20" style:family="table-cell" style:parent-style-name="Default" style:data-style-name="N0">
      <style:table-cell-properties style:text-align-source="fix" style:repeat-content="false" fo:wrap-option="no-wrap" style:vertical-align="top"/>
      <style:paragraph-properties fo:text-align="start" fo:margin-left="0cm"/>
    </style:style>
    <style:style style:name="ce21" style:family="table-cell" style:parent-style-name="Default" style:data-style-name="N0">
      <style:table-cell-properties fo:border-bottom="0.039cm double #000000" style:border-line-width-bottom="0.002cm 0.035cm 0.002cm" fo:background-color="#00ff00" style:text-align-source="fix" style:repeat-content="false" fo:wrap-option="wrap" fo:border-left="0.039cm double #000000" style:border-line-width-left="0.002cm 0.035cm 0.002cm" fo:border-right="0.002cm solid #000000" fo:border-top="0.039cm double #000000" style:border-line-width-top="0.002cm 0.035cm 0.002cm" style:vertical-align="top"/>
      <style:paragraph-properties fo:text-align="start" fo:margin-left="0cm"/>
    </style:style>
    <style:style style:name="ce22" style:family="table-cell" style:parent-style-name="Default" style:data-style-name="N0">
      <style:table-cell-properties style:text-align-source="fix" style:repeat-content="false" fo:wrap-option="wrap" style:vertical-align="top"/>
      <style:paragraph-properties fo:text-align="start" fo:margin-left="0cm"/>
    </style:style>
    <style:style style:name="ce23" style:family="table-cell" style:parent-style-name="Default" style:data-style-name="N0">
      <style:table-cell-properties fo:border-bottom="0.039cm double #000000" style:border-line-width-bottom="0.002cm 0.035cm 0.002cm" fo:background-color="#00ff00" style:text-align-source="fix" style:repeat-content="false" fo:border-left="0.002cm solid #000000" fo:border-right="0.002cm solid #000000" fo:border-top="0.039cm double #000000" style:border-line-width-top="0.002cm 0.035cm 0.002cm" style:vertical-align="top"/>
      <style:paragraph-properties fo:text-align="start" fo:margin-left="0cm"/>
    </style:style>
    <style:style style:name="ce24" style:family="table-cell" style:parent-style-name="Default" style:data-style-name="N0">
      <style:table-cell-properties fo:wrap-option="wrap" style:vertical-align="automatic"/>
    </style:style>
    <style:style style:name="ce25" style:family="table-cell" style:parent-style-name="Default" style:data-style-name="N0">
      <style:table-cell-properties style:text-align-source="fix" style:repeat-content="false" style:vertical-align="top"/>
      <style:paragraph-properties fo:text-align="start" fo:margin-left="0cm"/>
    </style:style>
    <style:style style:name="ce26" style:family="table-cell" style:parent-style-name="Default" style:data-style-name="N0">
      <style:table-cell-properties fo:border-bottom="0.039cm double #000000" style:border-line-width-bottom="0.002cm 0.035cm 0.002cm" fo:background-color="#00ff00" style:text-align-source="fix" style:repeat-content="false" fo:wrap-option="wrap" fo:border-left="0.002cm solid #000000" fo:border-right="0.039cm double #000000" style:border-line-width-right="0.002cm 0.035cm 0.002cm" fo:border-top="0.039cm double #000000" style:border-line-width-top="0.002cm 0.035cm 0.002cm" style:vertical-align="top"/>
      <style:paragraph-properties fo:text-align="start" fo:margin-left="0cm"/>
    </style:style>
    <style:style style:name="ce9" style:family="table-cell" style:parent-style-name="Default" style:data-style-name="N109">
      <style:table-cell-properties style:text-align-source="fix" style:repeat-content="false" fo:wrap-option="no-wrap" style:vertical-align="top"/>
      <style:paragraph-properties fo:text-align="start"/>
    </style:style>
    <style:style style:name="ce28" style:family="table-cell" style:parent-style-name="Default" style:data-style-name="N109">
      <style:table-cell-properties fo:border-bottom="0.071cm solid #000000" fo:background-color="#99ccff" style:text-align-source="fix" style:repeat-content="false" fo:wrap-option="no-wrap" fo:border-left="none" fo:border-right="0.002cm solid #000000" fo:border-top="0.071cm solid #000000" style:vertical-align="top"/>
      <style:paragraph-properties fo:text-align="start"/>
    </style:style>
    <style:style style:name="ce29" style:family="table-cell" style:parent-style-name="Default" style:data-style-name="N0">
      <style:table-cell-properties fo:border-bottom="0.071cm solid #000000" fo:background-color="#99ccff" fo:wrap-option="wrap" fo:border-left="0.002cm solid #000000" fo:border-right="0.002cm solid #000000" fo:border-top="0.071cm solid #000000" style:vertical-align="top"/>
    </style:style>
    <style:style style:name="ce30" style:family="table-cell" style:parent-style-name="Default" style:data-style-name="N0">
      <style:table-cell-properties fo:wrap-option="wrap" style:vertical-align="top"/>
      <style:text-properties style:font-name="Yu Gothic" style:font-name-asian="Yu Gothic" style:font-name-complex="Yu Gothic"/>
    </style:style>
    <style:style style:name="ce31" style:family="table-cell" style:parent-style-name="Default" style:data-style-name="N0">
      <style:table-cell-properties fo:border-bottom="0.071cm solid #000000" fo:background-color="#99ccff" style:text-align-source="fix" style:repeat-content="false" fo:wrap-option="wrap" fo:border-left="0.002cm solid #000000" fo:border-right="0.002cm solid #000000" fo:border-top="0.071cm solid #000000" style:vertical-align="middle"/>
      <style:paragraph-properties fo:text-align="center"/>
    </style:style>
    <style:style style:name="ce32" style:family="table-cell" style:parent-style-name="標準_20_2" style:data-style-name="N0">
      <style:table-cell-properties style:cell-protect="protected" style:print-content="true" fo:background-color="transparent" fo:wrap-option="wrap" style:vertical-align="top"/>
    </style:style>
    <style:style style:name="ce33" style:family="table-cell" style:parent-style-name="Default" style:data-style-name="N0">
      <style:table-cell-properties fo:border-bottom="0.071cm solid #000000" fo:background-color="#99ff66" fo:wrap-option="wrap" fo:border-left="0.002cm solid #000000" fo:border-right="0.002cm solid #000000" fo:border-top="0.071cm solid #000000" style:vertical-align="top"/>
    </style:style>
    <style:style style:name="ce34" style:family="table-cell" style:parent-style-name="Default" style:data-style-name="N0">
      <style:table-cell-properties fo:wrap-option="wrap" style:vertical-align="top"/>
      <style:text-properties style:font-name="ＭＳ Ｐゴシック" style:font-name-asian="ＭＳ Ｐゴシック" style:font-name-complex="ＭＳ Ｐゴシック"/>
    </style:style>
    <style:style style:name="ce35" style:family="table-cell" style:parent-style-name="Default" style:data-style-name="N0">
      <style:table-cell-properties fo:border-bottom="0.071cm solid #000000" fo:background-color="#99ccff" fo:wrap-option="wrap" fo:border-left="0.002cm solid #000000" fo:border-right="0.071cm solid #000000" fo:border-top="0.071cm solid #000000" style:vertical-align="top"/>
    </style:style>
    <style:style style:name="T1" style:family="text">
      <style:text-properties style:font-name="ＭＳ Ｐゴシック" style:font-name-asian="ＭＳ Ｐゴシック" style:font-name-complex="ＭＳ Ｐゴシック"/>
    </style:style>
    <style:style style:name="T2" style:family="text">
      <style:text-properties style:font-name="Yu Gothic" style:font-name-asian="Yu Gothic" style:font-name-complex="Yu Gothic"/>
    </style:style>
  </office:automatic-styles>
  <office:body>
    <office:spreadsheet>
      <table:calculation-settings table:case-sensitive="false" table:automatic-find-labels="false" table:use-regular-expressions="false"/>
      <table:table table:name="変更履歴" table:style-name="ta1" table:print="false">
        <office:forms form:automatic-focus="false" form:apply-design-mode="false"/>
        <table:table-column table:style-name="co1" table:default-cell-style-name="ce2"/>
        <table:table-column table:style-name="co1" table:default-cell-style-name="ce4"/>
        <table:table-column table:style-name="co2" table:default-cell-style-name="ce4"/>
        <table:table-column table:style-name="co3" table:default-cell-style-name="ce4"/>
        <table:table-row table:style-name="ro1">
          <table:table-cell table:style-name="ce1" office:value-type="string">
            <text:p>変更日</text:p>
          </table:table-cell>
          <table:table-cell table:style-name="ce3" office:value-type="string">
            <text:p>変更者</text:p>
          </table:table-cell>
          <table:table-cell table:style-name="ce3" office:value-type="string">
            <text:p>変更箇所</text:p>
          </table:table-cell>
          <table:table-cell table:style-name="ce3" office:value-type="string">
            <text:p>変更内容</text:p>
          </table:table-cell>
        </table:table-row>
        <table:table-row table:style-name="ro1">
          <table:table-cell office:value-type="date" office:date-value="2021-07-27">
            <text:p>2021/07/27</text:p>
          </table:table-cell>
          <table:table-cell office:value-type="string">
            <text:p>斉藤</text:p>
          </table:table-cell>
          <table:table-cell office:value-type="string">
            <text:p>新規作成</text:p>
          </table:table-cell>
          <table:table-cell/>
        </table:table-row>
        <table:table-row table:style-name="ro1">
          <table:table-cell table:number-columns-repeated="4"/>
        </table:table-row>
        <table:table-row table:style-name="ro1">
          <table:table-cell table:number-columns-repeated="3"/>
          <table:table-cell table:style-name="ce5"/>
        </table:table-row>
        <table:table-row table:style-name="ro1">
          <table:table-cell table:number-columns-repeated="4"/>
        </table:table-row>
        <table:table-row table:style-name="ro1">
          <table:table-cell table:number-columns-repeated="3"/>
          <table:table-cell table:style-name="ce5"/>
        </table:table-row>
        <table:table-row table:style-name="ro1">
          <table:table-cell table:number-columns-repeated="3"/>
          <table:table-cell table:style-name="ce6"/>
        </table:table-row>
        <table:table-row table:style-name="ro1" table:number-rows-repeated="1048568">
          <table:table-cell table:number-columns-repeated="4"/>
        </table:table-row>
        <table:table-row table:style-name="ro1">
          <table:table-cell table:number-columns-repeated="4"/>
        </table:table-row>
        <table:named-expressions/>
      </table:table>
      <table:table table:name="readme" table:style-name="ta2">
        <office:forms form:automatic-focus="false" form:apply-design-mode="false"/>
        <table:table-column table:style-name="co4" table:number-columns-repeated="1024" table:default-cell-style-name="ce7"/>
        <table:table-row table:style-name="ro1">
          <table:table-cell office:value-type="string">
            <text:p>メッセージ一覧の説明</text:p>
          </table:table-cell>
          <table:table-cell table:number-columns-repeated="1023"/>
        </table:table-row>
        <table:table-row table:style-name="ro1">
          <table:table-cell table:number-columns-repeated="1024"/>
        </table:table-row>
        <table:table-row table:style-name="ro1">
          <table:table-cell/>
          <table:table-cell office:value-type="string">
            <text:p>（１）種別</text:p>
          </table:table-cell>
          <table:table-cell table:number-columns-repeated="1022"/>
        </table:table-row>
        <table:table-row table:style-name="ro1">
          <table:table-cell table:number-columns-repeated="2"/>
          <table:table-cell office:value-type="string">
            <text:p>・OK 正常に動作した旨を示す</text:p>
          </table:table-cell>
          <table:table-cell table:number-columns-repeated="1021"/>
        </table:table-row>
        <table:table-row table:style-name="ro1">
          <table:table-cell table:number-columns-repeated="2"/>
          <table:table-cell office:value-type="string">
            <text:p>・WN 警告が発せられた旨を示す。動作は行われる。</text:p>
          </table:table-cell>
          <table:table-cell table:number-columns-repeated="1021"/>
        </table:table-row>
        <table:table-row table:style-name="ro1">
          <table:table-cell table:number-columns-repeated="2"/>
          <table:table-cell office:value-type="string">
            <text:p>・ER 異常が発生した旨を示す。動作は行われない。</text:p>
          </table:table-cell>
          <table:table-cell table:number-columns-repeated="1021"/>
        </table:table-row>
        <table:table-row table:style-name="ro1">
          <table:table-cell table:number-columns-repeated="2"/>
          <table:table-cell office:value-type="string">
            <text:p>・SY システムエラーである旨を示す。動作は仕様から外れたものになっている。</text:p>
          </table:table-cell>
          <table:table-cell table:number-columns-repeated="1021"/>
        </table:table-row>
        <table:table-row table:style-name="ro1">
          <table:table-cell table:number-columns-repeated="2"/>
          <table:table-cell office:value-type="string">
            <text:p>・NM 動作ログ</text:p>
          </table:table-cell>
          <table:table-cell table:number-columns-repeated="1021"/>
        </table:table-row>
        <table:table-row table:style-name="ro1">
          <table:table-cell table:number-columns-repeated="1024"/>
        </table:table-row>
        <table:table-row table:style-name="ro1">
          <table:table-cell/>
          <table:table-cell office:value-type="string">
            <text:p>（２）表示する部分</text:p>
          </table:table-cell>
          <table:table-cell table:number-columns-repeated="1022"/>
        </table:table-row>
        <table:table-row table:style-name="ro1">
          <table:table-cell table:number-columns-repeated="2"/>
          <table:table-cell office:value-type="string">
            <text:p>・タイトルの下　ログイン画面などフレームによる画面分割でない画面にてメッセージを表示する場合の表示領域</text:p>
          </table:table-cell>
          <table:table-cell table:number-columns-repeated="1021"/>
        </table:table-row>
        <table:table-row table:style-name="ro1">
          <table:table-cell table:number-columns-repeated="2"/>
          <table:table-cell office:value-type="string">
            <text:p>・メッセージ領域　画面概要参照</text:p>
          </table:table-cell>
          <table:table-cell table:number-columns-repeated="1021"/>
        </table:table-row>
        <table:table-row table:style-name="ro1">
          <table:table-cell table:number-columns-repeated="2"/>
          <table:table-cell office:value-type="string">
            <text:p>・詳細画面　詳細画面にスクロール表示する　ファイル取込などで大量メッセージを表示するもの</text:p>
          </table:table-cell>
          <table:table-cell table:number-columns-repeated="1021"/>
        </table:table-row>
        <table:table-row table:style-name="ro1">
          <table:table-cell table:number-columns-repeated="2"/>
          <table:table-cell office:value-type="string">
            <text:p>・ポップアップ　ポップアップ画面のメッセージ</text:p>
          </table:table-cell>
          <table:table-cell table:number-columns-repeated="1021"/>
        </table:table-row>
        <table:table-row table:style-name="ro1">
          <table:table-cell table:number-columns-repeated="1024"/>
        </table:table-row>
        <table:table-row table:style-name="ro1">
          <table:table-cell/>
          <table:table-cell office:value-type="string">
            <text:p>（３）対処メッセージ</text:p>
          </table:table-cell>
          <table:table-cell table:number-columns-repeated="1022"/>
        </table:table-row>
        <table:table-row table:style-name="ro1">
          <table:table-cell table:number-columns-repeated="2"/>
          <table:table-cell office:value-type="string">
            <text:p>メッセージ上にマウスをもってくることでバルーン表示する対処メッセージ</text:p>
          </table:table-cell>
          <table:table-cell table:number-columns-repeated="1021"/>
        </table:table-row>
        <table:table-row table:style-name="ro1" table:number-rows-repeated="1048558">
          <table:table-cell table:number-columns-repeated="1024"/>
        </table:table-row>
        <table:table-row table:style-name="ro1">
          <table:table-cell table:number-columns-repeated="1024"/>
        </table:table-row>
        <table:named-expressions/>
      </table:table>
      <table:table table:name="メッセージ一覧" table:style-name="ta5">
        <office:forms form:automatic-focus="false" form:apply-design-mode="false"/>
        <table:table-column table:style-name="co21" table:default-cell-style-name="ce9"/>
        <table:table-column table:style-name="co22" table:default-cell-style-name="ce11"/>
        <table:table-column table:style-name="co23" table:default-cell-style-name="ce14"/>
        <table:table-column table:style-name="co1" table:number-columns-repeated="2" table:default-cell-style-name="ce11"/>
        <table:table-column table:style-name="co24" table:default-cell-style-name="ce11"/>
        <table:table-column table:style-name="co25" table:default-cell-style-name="ce11"/>
        <table:table-column table:style-name="co26" table:default-cell-style-name="ce11"/>
        <table:table-column table:style-name="co27" table:default-cell-style-name="ce11"/>
        <table:table-column table:style-name="co13" table:number-columns-repeated="1015" table:default-cell-style-name="ce7"/>
        <table:table-row table:style-name="ro10">
          <table:table-cell table:style-name="ce28" office:value-type="string">
            <text:p>メッセージ番号</text:p>
          </table:table-cell>
          <table:table-cell table:style-name="ce29" office:value-type="string">
            <text:p>メッセージ</text:p>
          </table:table-cell>
          <table:table-cell table:style-name="ce31" office:value-type="string">
            <text:p>種別</text:p>
          </table:table-cell>
          <table:table-cell table:style-name="ce29" office:value-type="string">
            <text:p>機能</text:p>
          </table:table-cell>
          <table:table-cell table:style-name="ce33"/>
          <table:table-cell table:style-name="ce29" office:value-type="string">
            <text:p>表示する部分</text:p>
          </table:table-cell>
          <table:table-cell table:style-name="ce29" office:value-type="string">
            <text:p>表示要因</text:p>
          </table:table-cell>
          <table:table-cell table:style-name="ce29" office:value-type="string">
            <text:p>対処メッセージ</text:p>
          </table:table-cell>
          <table:table-cell table:style-name="ce35" office:value-type="string">
            <text:p>備考</text:p>
          </table:table-cell>
          <table:table-cell table:number-columns-repeated="1015"/>
        </table:table-row>
        <table:table-row table:style-name="ro11">
          <table:table-cell table:formula="of:=&quot;m&quot; &amp;IF([.F2]=&quot;タイトルの下&quot;;&quot;a&quot;;&quot;&quot;) &amp;IF([.F2]=&quot;メッセージ領域&quot;;&quot;h&quot;;&quot;&quot;) &amp;IF([.F2]=&quot;詳細画面&quot;;&quot;s&quot;;&quot;&quot;) &amp;IF([.F2]=&quot;ポップアップ&quot;;&quot;p&quot;;&quot;&quot;) &amp;[.E2]&amp;LOWER([.C2])&amp;TEXT(ROW()-1;&quot;0000&quot;)" office:value-type="string" office:string-value="mhcmer0001">
            <text:p>mhcmer0001</text:p>
          </table:table-cell>
          <table:table-cell office:value-type="string">
            <text:p>エラーです。エラーID【%s】</text:p>
          </table:table-cell>
          <table:table-cell office:value-type="string">
            <text:p>ER</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予期せぬエラーが生じた</text:p>
          </table:table-cell>
          <table:table-cell office:value-type="string">
            <text:p>運用マニュアルのエラー一覧をご確認ください。</text:p>
            <text:p>特に記載がない場合、弊社にエラーIDをご連絡ください。</text:p>
          </table:table-cell>
          <table:table-cell office:value-type="string">
            <text:p>%s:phpプログラム内で指定したエラーID 必要に応じて表示後ログアウトする</text:p>
          </table:table-cell>
          <table:table-cell table:number-columns-repeated="1015"/>
        </table:table-row>
        <table:table-row table:style-name="ro10">
          <table:table-cell table:formula="of:=&quot;m&quot; &amp;IF([.F3]=&quot;タイトルの下&quot;;&quot;a&quot;;&quot;&quot;) &amp;IF([.F3]=&quot;メッセージ領域&quot;;&quot;h&quot;;&quot;&quot;) &amp;IF([.F3]=&quot;詳細画面&quot;;&quot;s&quot;;&quot;&quot;)  &amp;IF([.F3]=&quot;ポップアップ&quot;;&quot;p&quot;;&quot;&quot;) &amp;[.E3]&amp;LOWER([.C3])&amp;TEXT(IF(AND([.C2]=[.C3];[.E2]=[.E3];[.F2]=[.F3]);TEXT(VALUE(RIGHT([.A2];4))+1;&quot;0000&quot;);&quot;0001&quot;);&quot;0000&quot;)" office:value-type="string" office:string-value="mhcmer0002">
            <text:p>mhcmer0002</text:p>
          </table:table-cell>
          <table:table-cell office:value-type="string">
            <text:p>数値項目に文字が入力されました。</text:p>
          </table:table-cell>
          <table:table-cell office:value-type="string">
            <text:p>ER</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数値項目に半角文字や全角文字が入力された</text:p>
          </table:table-cell>
          <table:table-cell office:value-type="string">
            <text:p>数値項目には半角数値文字を入力してください。</text:p>
          </table:table-cell>
          <table:table-cell table:number-columns-repeated="1016"/>
        </table:table-row>
        <table:table-row table:style-name="ro10">
          <table:table-cell table:formula="of:=&quot;m&quot; &amp;IF([.F4]=&quot;タイトルの下&quot;;&quot;a&quot;;&quot;&quot;) &amp;IF([.F4]=&quot;メッセージ領域&quot;;&quot;h&quot;;&quot;&quot;) &amp;IF([.F4]=&quot;詳細画面&quot;;&quot;s&quot;;&quot;&quot;)  &amp;IF([.F4]=&quot;ポップアップ&quot;;&quot;p&quot;;&quot;&quot;) &amp;[.E4]&amp;LOWER([.C4])&amp;TEXT(IF(AND([.C3]=[.C4];[.E3]=[.E4];[.F3]=[.F4]);TEXT(VALUE(RIGHT([.A3];4))+1;&quot;0000&quot;);&quot;0001&quot;);&quot;0000&quot;)" office:value-type="string" office:string-value="mhcmer0003">
            <text:p>mhcmer0003</text:p>
          </table:table-cell>
          <table:table-cell office:value-type="string">
            <text:p>入力されてない項目があります。</text:p>
          </table:table-cell>
          <table:table-cell office:value-type="string">
            <text:p>ER</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入力必須の項目への入力が無かった</text:p>
          </table:table-cell>
          <table:table-cell office:value-type="string">
            <text:p>必須項目に入力をしてください</text:p>
          </table:table-cell>
          <table:table-cell table:number-columns-repeated="1016"/>
        </table:table-row>
        <table:table-row table:style-name="ro10">
          <table:table-cell table:formula="of:=&quot;m&quot; &amp;IF([.F5]=&quot;タイトルの下&quot;;&quot;a&quot;;&quot;&quot;) &amp;IF([.F5]=&quot;メッセージ領域&quot;;&quot;h&quot;;&quot;&quot;) &amp;IF([.F5]=&quot;詳細画面&quot;;&quot;s&quot;;&quot;&quot;)  &amp;IF([.F5]=&quot;ポップアップ&quot;;&quot;p&quot;;&quot;&quot;) &amp;[.E5]&amp;LOWER([.C5])&amp;TEXT(IF(AND([.C4]=[.C5];[.E4]=[.E5];[.F4]=[.F5]);TEXT(VALUE(RIGHT([.A4];4))+1;&quot;0000&quot;);&quot;0001&quot;);&quot;0000&quot;)" office:value-type="string" office:string-value="mhcmer0004">
            <text:p>mhcmer0004</text:p>
          </table:table-cell>
          <table:table-cell office:value-type="string">
            <text:p>メール送信試験に失敗しました</text:p>
          </table:table-cell>
          <table:table-cell office:value-type="string">
            <text:p>ER</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メール送信試験」ボタンが押され、送信ができなかった</text:p>
          </table:table-cell>
          <table:table-cell office:value-type="string">
            <text:p>メール送信クライアントの設定またはネットワーク環境をご確認ください</text:p>
          </table:table-cell>
          <table:table-cell office:value-type="string">
            <text:p>ネットワーク設定や人員登録で表示する</text:p>
          </table:table-cell>
          <table:table-cell table:number-columns-repeated="1015"/>
        </table:table-row>
        <table:table-row table:style-name="ro10">
          <table:table-cell table:formula="of:=&quot;m&quot; &amp;IF([.F6]=&quot;タイトルの下&quot;;&quot;a&quot;;&quot;&quot;) &amp;IF([.F6]=&quot;メッセージ領域&quot;;&quot;h&quot;;&quot;&quot;) &amp;IF([.F6]=&quot;詳細画面&quot;;&quot;s&quot;;&quot;&quot;)  &amp;IF([.F6]=&quot;ポップアップ&quot;;&quot;p&quot;;&quot;&quot;) &amp;[.E6]&amp;LOWER([.C6])&amp;TEXT(IF(AND([.C5]=[.C6];[.E5]=[.E6];[.F5]=[.F6]);TEXT(VALUE(RIGHT([.A5];4))+1;&quot;0000&quot;);&quot;0001&quot;);&quot;0000&quot;)" office:value-type="string" office:string-value="mhcmer0005">
            <text:p>mhcmer0005</text:p>
          </table:table-cell>
          <table:table-cell table:style-name="ce30" office:value-type="string">
            <text:p>作業者に作業場所への参照権限がありません</text:p>
          </table:table-cell>
          <table:table-cell office:value-type="string">
            <text:p>ER</text:p>
          </table:table-cell>
          <table:table-cell office:value-type="string">
            <text:p>共通</text:p>
          </table:table-cell>
          <table:table-cell office:value-type="string">
            <text:p>cm</text:p>
          </table:table-cell>
          <table:table-cell office:value-type="string">
            <text:p>メッセージ領域</text:p>
          </table:table-cell>
          <table:table-cell table:style-name="ce30" office:value-type="string">
            <text:p>作業者の権限一覧に、作業場所への参照権限がない</text:p>
          </table:table-cell>
          <table:table-cell table:style-name="ce30" office:value-type="string">
            <text:p>作業者もしくは作業者の所属部署の権限一覧にて、この作業場所への参照権限を付与してください</text:p>
          </table:table-cell>
          <table:table-cell table:number-columns-repeated="1016"/>
        </table:table-row>
        <table:table-row table:style-name="ro10">
          <table:table-cell table:formula="of:=&quot;m&quot; &amp;IF([.F7]=&quot;タイトルの下&quot;;&quot;a&quot;;&quot;&quot;) &amp;IF([.F7]=&quot;メッセージ領域&quot;;&quot;h&quot;;&quot;&quot;) &amp;IF([.F7]=&quot;詳細画面&quot;;&quot;s&quot;;&quot;&quot;)  &amp;IF([.F7]=&quot;ポップアップ&quot;;&quot;p&quot;;&quot;&quot;) &amp;[.E7]&amp;LOWER([.C7])&amp;TEXT(IF(AND([.C6]=[.C7];[.E6]=[.E7];[.F6]=[.F7]);TEXT(VALUE(RIGHT([.A6];4))+1;&quot;0000&quot;);&quot;0001&quot;);&quot;0000&quot;)" office:value-type="string" office:string-value="mhcmer0006">
            <text:p>mhcmer0006</text:p>
          </table:table-cell>
          <table:table-cell table:style-name="ce30" office:value-type="string">
            <text:p>作業者に掲示板への参照権限がありません</text:p>
          </table:table-cell>
          <table:table-cell office:value-type="string">
            <text:p>ER</text:p>
          </table:table-cell>
          <table:table-cell office:value-type="string">
            <text:p>共通</text:p>
          </table:table-cell>
          <table:table-cell office:value-type="string">
            <text:p>cm</text:p>
          </table:table-cell>
          <table:table-cell office:value-type="string">
            <text:p>メッセージ領域</text:p>
          </table:table-cell>
          <table:table-cell table:style-name="ce30" office:value-type="string">
            <text:p>作業者の権限一覧に、掲示板への参照権限がない</text:p>
          </table:table-cell>
          <table:table-cell table:style-name="ce30" office:value-type="string">
            <text:p>作業者もしくは作業者の所属部署の権限一覧にて、この掲示板への参照権限を付与してください</text:p>
          </table:table-cell>
          <table:table-cell table:number-columns-repeated="1016"/>
        </table:table-row>
        <table:table-row table:style-name="ro10">
          <table:table-cell table:formula="of:=&quot;m&quot; &amp;IF([.F8]=&quot;タイトルの下&quot;;&quot;a&quot;;&quot;&quot;) &amp;IF([.F8]=&quot;メッセージ領域&quot;;&quot;h&quot;;&quot;&quot;) &amp;IF([.F8]=&quot;詳細画面&quot;;&quot;s&quot;;&quot;&quot;)  &amp;IF([.F8]=&quot;ポップアップ&quot;;&quot;p&quot;;&quot;&quot;) &amp;[.E8]&amp;LOWER([.C8])&amp;TEXT(IF(AND([.C7]=[.C8];[.E7]=[.E8];[.F7]=[.F8]);TEXT(VALUE(RIGHT([.A7];4))+1;&quot;0000&quot;);&quot;0001&quot;);&quot;0000&quot;)" office:value-type="string" office:string-value="mhcmer0007">
            <text:p>mhcmer0007</text:p>
          </table:table-cell>
          <table:table-cell office:value-type="string">
            <text:p>作業者のメールアドレスがありません</text:p>
          </table:table-cell>
          <table:table-cell office:value-type="string">
            <text:p>ER</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作業定義上、メール送付要となっているのに、人員情報にメールアドレスが設定されていない</text:p>
          </table:table-cell>
          <table:table-cell office:value-type="string">
            <text:p>作業者の人員情報にメールアドレスを設定してください</text:p>
          </table:table-cell>
          <table:table-cell office:value-type="string">
            <text:p>作業定義、作業指示にて表示</text:p>
          </table:table-cell>
          <table:table-cell table:number-columns-repeated="1015"/>
        </table:table-row>
        <table:table-row table:style-name="ro10">
          <table:table-cell table:formula="of:=&quot;m&quot; &amp;IF([.F9]=&quot;タイトルの下&quot;;&quot;a&quot;;&quot;&quot;) &amp;IF([.F9]=&quot;メッセージ領域&quot;;&quot;h&quot;;&quot;&quot;) &amp;IF([.F9]=&quot;詳細画面&quot;;&quot;s&quot;;&quot;&quot;)  &amp;IF([.F9]=&quot;ポップアップ&quot;;&quot;p&quot;;&quot;&quot;) &amp;[.E9]&amp;LOWER([.C9])&amp;TEXT(IF(AND([.C8]=[.C9];[.E8]=[.E9];[.F8]=[.F9]);TEXT(VALUE(RIGHT([.A8];4))+1;&quot;0000&quot;);&quot;0001&quot;);&quot;0000&quot;)" office:value-type="string" office:string-value="mhcmer0008">
            <text:p>mhcmer0008</text:p>
          </table:table-cell>
          <table:table-cell office:value-type="string">
            <text:p>運用終了月が運用開始月より過去になっています</text:p>
          </table:table-cell>
          <table:table-cell office:value-type="string">
            <text:p>ER</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運用終了月が運用開始月より過去になっている</text:p>
          </table:table-cell>
          <table:table-cell office:value-type="string">
            <text:p>運用終了月を正しく入力してください</text:p>
          </table:table-cell>
          <table:table-cell table:number-columns-repeated="1016"/>
        </table:table-row>
        <table:table-row table:style-name="ro10">
          <table:table-cell table:formula="of:=&quot;m&quot; &amp;IF([.F10]=&quot;タイトルの下&quot;;&quot;a&quot;;&quot;&quot;) &amp;IF([.F10]=&quot;メッセージ領域&quot;;&quot;h&quot;;&quot;&quot;) &amp;IF([.F10]=&quot;詳細画面&quot;;&quot;s&quot;;&quot;&quot;)  &amp;IF([.F10]=&quot;ポップアップ&quot;;&quot;p&quot;;&quot;&quot;) &amp;[.E10]&amp;LOWER([.C10])&amp;TEXT(IF(AND([.C9]=[.C10];[.E9]=[.E10];[.F9]=[.F10]);TEXT(VALUE(RIGHT([.A9];4))+1;&quot;0000&quot;);&quot;0001&quot;);&quot;0000&quot;)" office:value-type="string" office:string-value="mscmer0001">
            <text:p>mscmer0001</text:p>
          </table:table-cell>
          <table:table-cell office:value-type="string">
            <text:p>最大リソース量超過</text:p>
          </table:table-cell>
          <table:table-cell office:value-type="string">
            <text:p>ER</text:p>
          </table:table-cell>
          <table:table-cell office:value-type="string">
            <text:p>共通</text:p>
          </table:table-cell>
          <table:table-cell office:value-type="string">
            <text:p>cm</text:p>
          </table:table-cell>
          <table:table-cell office:value-type="string">
            <text:p>詳細画面</text:p>
          </table:table-cell>
          <table:table-cell office:value-type="string">
            <text:p>ファイル取込や登録で、最大リソース量%sを超えた</text:p>
          </table:table-cell>
          <table:table-cell office:value-type="string">
            <text:p>より最大リソース量の多いコースを契約していただくか、現在登録しているリソース量を減らしてください</text:p>
          </table:table-cell>
          <table:table-cell office:value-type="string">
            <text:p>%sには現行コースの最大リソース量を設定</text:p>
          </table:table-cell>
          <table:table-cell table:number-columns-repeated="1015"/>
        </table:table-row>
        <table:table-row table:style-name="ro8">
          <table:table-cell table:formula="of:=&quot;m&quot; &amp;IF([.F11]=&quot;タイトルの下&quot;;&quot;a&quot;;&quot;&quot;) &amp;IF([.F11]=&quot;メッセージ領域&quot;;&quot;h&quot;;&quot;&quot;) &amp;IF([.F11]=&quot;詳細画面&quot;;&quot;s&quot;;&quot;&quot;)  &amp;IF([.F11]=&quot;ポップアップ&quot;;&quot;p&quot;;&quot;&quot;) &amp;[.E11]&amp;LOWER([.C11])&amp;TEXT(IF(AND([.C10]=[.C11];[.E10]=[.E11];[.F10]=[.F11]);TEXT(VALUE(RIGHT([.A10];4))+1;&quot;0000&quot;);&quot;0001&quot;);&quot;0000&quot;)" office:value-type="string" office:string-value="mhcmnm0001">
            <text:p>mhcmnm0001</text:p>
          </table:table-cell>
          <table:table-cell office:value-type="string">
            <text:p>%sが届きました：%s</text:p>
          </table:table-cell>
          <table:table-cell office:value-type="string">
            <text:p>NM</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作業者や作業指示者に指示や報告が届いた</text:p>
            <text:p>%sにはコード一覧にある指示選択や報告選択が表示</text:p>
            <text:p>%sには当該作業の作業詳細に遷移するハイパーリンクつきで作業指示名が表示</text:p>
          </table:table-cell>
          <table:table-cell/>
          <table:table-cell office:value-type="string">
            <text:p>ログイン時や画面更新時に表示</text:p>
          </table:table-cell>
          <table:table-cell table:number-columns-repeated="1015"/>
        </table:table-row>
        <table:table-row table:style-name="ro10">
          <table:table-cell table:formula="of:=&quot;m&quot; &amp;IF([.F12]=&quot;タイトルの下&quot;;&quot;a&quot;;&quot;&quot;) &amp;IF([.F12]=&quot;メッセージ領域&quot;;&quot;h&quot;;&quot;&quot;) &amp;IF([.F12]=&quot;詳細画面&quot;;&quot;s&quot;;&quot;&quot;)  &amp;IF([.F12]=&quot;ポップアップ&quot;;&quot;p&quot;;&quot;&quot;) &amp;[.E12]&amp;LOWER([.C12])&amp;TEXT(IF(AND([.C11]=[.C12];[.E11]=[.E12];[.F11]=[.F12]);TEXT(VALUE(RIGHT([.A11];4))+1;&quot;0000&quot;);&quot;0001&quot;);&quot;0000&quot;)" office:value-type="string" office:string-value="mhcmwn0001">
            <text:p>mhcmwn0001</text:p>
          </table:table-cell>
          <table:table-cell office:value-type="string">
            <text:p>該当する情報がありません。</text:p>
          </table:table-cell>
          <table:table-cell office:value-type="string">
            <text:p>WN</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絞り込み条件で検索した結果、検索結果の件数が０だった</text:p>
          </table:table-cell>
          <table:table-cell office:value-type="string">
            <text:p>検索条件を変更してください。</text:p>
          </table:table-cell>
          <table:table-cell table:number-columns-repeated="1016"/>
        </table:table-row>
        <table:table-row table:style-name="ro10">
          <table:table-cell table:formula="of:=&quot;m&quot; &amp;IF([.F13]=&quot;タイトルの下&quot;;&quot;a&quot;;&quot;&quot;) &amp;IF([.F13]=&quot;メッセージ領域&quot;;&quot;h&quot;;&quot;&quot;) &amp;IF([.F13]=&quot;詳細画面&quot;;&quot;s&quot;;&quot;&quot;)  &amp;IF([.F13]=&quot;ポップアップ&quot;;&quot;p&quot;;&quot;&quot;) &amp;[.E13]&amp;LOWER([.C13])&amp;TEXT(IF(AND([.C12]=[.C13];[.E12]=[.E13];[.F12]=[.F13]);TEXT(VALUE(RIGHT([.A12];4))+1;&quot;0000&quot;);&quot;0001&quot;);&quot;0000&quot;)" office:value-type="string" office:string-value="mhcmwn0002">
            <text:p>mhcmwn0002</text:p>
          </table:table-cell>
          <table:table-cell office:value-type="string">
            <text:p>現在、この機能を参照できるのはあなたのみです</text:p>
          </table:table-cell>
          <table:table-cell office:value-type="string">
            <text:p>WN</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管理者が機能を登録してから、誰にも権限を割り当てていない</text:p>
          </table:table-cell>
          <table:table-cell table:style-name="ce34" office:value-type="string">
            <text:p>この機能を用いる部署や人員に権限を割り当てましょう</text:p>
          </table:table-cell>
          <table:table-cell table:number-columns-repeated="1016"/>
        </table:table-row>
        <table:table-row table:style-name="ro10">
          <table:table-cell table:formula="of:=&quot;m&quot; &amp;IF([.F14]=&quot;タイトルの下&quot;;&quot;a&quot;;&quot;&quot;) &amp;IF([.F14]=&quot;メッセージ領域&quot;;&quot;h&quot;;&quot;&quot;) &amp;IF([.F14]=&quot;詳細画面&quot;;&quot;s&quot;;&quot;&quot;)  &amp;IF([.F14]=&quot;ポップアップ&quot;;&quot;p&quot;;&quot;&quot;) &amp;[.E14]&amp;LOWER([.C14])&amp;TEXT(IF(AND([.C13]=[.C14];[.E13]=[.E14];[.F13]=[.F14]);TEXT(VALUE(RIGHT([.A13];4))+1;&quot;0000&quot;);&quot;0001&quot;);&quot;0000&quot;)" office:value-type="string" office:string-value="mhcmok0001">
            <text:p>mhcmok0001</text:p>
          </table:table-cell>
          <table:table-cell office:value-type="string">
            <text:p>登録しました</text:p>
          </table:table-cell>
          <table:table-cell office:value-type="string">
            <text:p>OK</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新規登録の画面にて、確定ボタンがクリックされ、登録が行われた</text:p>
          </table:table-cell>
          <table:table-cell table:number-columns-repeated="1017"/>
        </table:table-row>
        <table:table-row table:style-name="ro10">
          <table:table-cell table:formula="of:=&quot;m&quot; &amp;IF([.F15]=&quot;タイトルの下&quot;;&quot;a&quot;;&quot;&quot;) &amp;IF([.F15]=&quot;メッセージ領域&quot;;&quot;h&quot;;&quot;&quot;) &amp;IF([.F15]=&quot;詳細画面&quot;;&quot;s&quot;;&quot;&quot;)  &amp;IF([.F15]=&quot;ポップアップ&quot;;&quot;p&quot;;&quot;&quot;) &amp;[.E15]&amp;LOWER([.C15])&amp;TEXT(IF(AND([.C14]=[.C15];[.E14]=[.E15];[.F14]=[.F15]);TEXT(VALUE(RIGHT([.A14];4))+1;&quot;0000&quot;);&quot;0001&quot;);&quot;0000&quot;)" office:value-type="string" office:string-value="mhcmok0002">
            <text:p>mhcmok0002</text:p>
          </table:table-cell>
          <table:table-cell office:value-type="string">
            <text:p>変更しました</text:p>
          </table:table-cell>
          <table:table-cell office:value-type="string">
            <text:p>OK</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確定ボタンがクリックされ、更新が行われた</text:p>
          </table:table-cell>
          <table:table-cell table:number-columns-repeated="1017"/>
        </table:table-row>
        <table:table-row table:style-name="ro10">
          <table:table-cell table:formula="of:=&quot;m&quot; &amp;IF([.F16]=&quot;タイトルの下&quot;;&quot;a&quot;;&quot;&quot;) &amp;IF([.F16]=&quot;メッセージ領域&quot;;&quot;h&quot;;&quot;&quot;) &amp;IF([.F16]=&quot;詳細画面&quot;;&quot;s&quot;;&quot;&quot;)  &amp;IF([.F16]=&quot;ポップアップ&quot;;&quot;p&quot;;&quot;&quot;) &amp;[.E16]&amp;LOWER([.C16])&amp;TEXT(IF(AND([.C15]=[.C16];[.E15]=[.E16];[.F15]=[.F16]);TEXT(VALUE(RIGHT([.A15];4))+1;&quot;0000&quot;);&quot;0001&quot;);&quot;0000&quot;)" office:value-type="string" office:string-value="mhcmok0003">
            <text:p>mhcmok0003</text:p>
          </table:table-cell>
          <table:table-cell office:value-type="string">
            <text:p>削除しました</text:p>
          </table:table-cell>
          <table:table-cell office:value-type="string">
            <text:p>OK</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削除ボタンがクリックされ、削除が行われた</text:p>
          </table:table-cell>
          <table:table-cell table:number-columns-repeated="1017"/>
        </table:table-row>
        <table:table-row table:style-name="ro10">
          <table:table-cell table:formula="of:=&quot;m&quot; &amp;IF([.F17]=&quot;タイトルの下&quot;;&quot;a&quot;;&quot;&quot;) &amp;IF([.F17]=&quot;メッセージ領域&quot;;&quot;h&quot;;&quot;&quot;) &amp;IF([.F17]=&quot;詳細画面&quot;;&quot;s&quot;;&quot;&quot;)  &amp;IF([.F17]=&quot;ポップアップ&quot;;&quot;p&quot;;&quot;&quot;) &amp;[.E17]&amp;LOWER([.C17])&amp;TEXT(IF(AND([.C16]=[.C17];[.E16]=[.E17];[.F16]=[.F17]);TEXT(VALUE(RIGHT([.A16];4))+1;&quot;0000&quot;);&quot;0001&quot;);&quot;0000&quot;)" office:value-type="string" office:string-value="mhcmok0004">
            <text:p>mhcmok0004</text:p>
          </table:table-cell>
          <table:table-cell office:value-type="string">
            <text:p>%sをクリップボードに複写しました</text:p>
          </table:table-cell>
          <table:table-cell office:value-type="string">
            <text:p>OK</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複写ボタンがクリックされ、クリップボードに複写した</text:p>
            <text:p>（%sには名称を表示）</text:p>
          </table:table-cell>
          <table:table-cell table:number-columns-repeated="1017"/>
        </table:table-row>
        <table:table-row table:style-name="ro10">
          <table:table-cell table:formula="of:=&quot;m&quot; &amp;IF([.F18]=&quot;タイトルの下&quot;;&quot;a&quot;;&quot;&quot;) &amp;IF([.F18]=&quot;メッセージ領域&quot;;&quot;h&quot;;&quot;&quot;) &amp;IF([.F18]=&quot;詳細画面&quot;;&quot;s&quot;;&quot;&quot;)  &amp;IF([.F18]=&quot;ポップアップ&quot;;&quot;p&quot;;&quot;&quot;) &amp;[.E18]&amp;LOWER([.C18])&amp;TEXT(IF(AND([.C17]=[.C18];[.E17]=[.E18];[.F17]=[.F18]);TEXT(VALUE(RIGHT([.A17];4))+1;&quot;0000&quot;);&quot;0001&quot;);&quot;0000&quot;)" office:value-type="string" office:string-value="mhcmok0005">
            <text:p>mhcmok0005</text:p>
          </table:table-cell>
          <table:table-cell office:value-type="string">
            <text:p>クリップボードへの複写を取り消しました</text:p>
          </table:table-cell>
          <table:table-cell office:value-type="string">
            <text:p>OK</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修正を行う画面にて、取消ボタンがクリックされ、クリップボードに複写した内容を抹消した</text:p>
          </table:table-cell>
          <table:table-cell table:number-columns-repeated="1017"/>
        </table:table-row>
        <table:table-row table:style-name="ro10">
          <table:table-cell table:formula="of:=&quot;m&quot; &amp;IF([.F19]=&quot;タイトルの下&quot;;&quot;a&quot;;&quot;&quot;) &amp;IF([.F19]=&quot;メッセージ領域&quot;;&quot;h&quot;;&quot;&quot;) &amp;IF([.F19]=&quot;詳細画面&quot;;&quot;s&quot;;&quot;&quot;)  &amp;IF([.F19]=&quot;ポップアップ&quot;;&quot;p&quot;;&quot;&quot;) &amp;[.E19]&amp;LOWER([.C19])&amp;TEXT(IF(AND([.C18]=[.C19];[.E18]=[.E19];[.F18]=[.F19]);TEXT(VALUE(RIGHT([.A18];4))+1;&quot;0000&quot;);&quot;0001&quot;);&quot;0000&quot;)" office:value-type="string" office:string-value="mhcmok0006">
            <text:p>mhcmok0006</text:p>
          </table:table-cell>
          <table:table-cell office:value-type="string">
            <text:p>削除ができるようになりました</text:p>
          </table:table-cell>
          <table:table-cell office:value-type="string">
            <text:p>OK</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削除有効化がチェックされた</text:p>
          </table:table-cell>
          <table:table-cell table:number-columns-repeated="1017"/>
        </table:table-row>
        <table:table-row table:style-name="ro10">
          <table:table-cell table:formula="of:=&quot;m&quot; &amp;IF([.F20]=&quot;タイトルの下&quot;;&quot;a&quot;;&quot;&quot;) &amp;IF([.F20]=&quot;メッセージ領域&quot;;&quot;h&quot;;&quot;&quot;) &amp;IF([.F20]=&quot;詳細画面&quot;;&quot;s&quot;;&quot;&quot;)  &amp;IF([.F20]=&quot;ポップアップ&quot;;&quot;p&quot;;&quot;&quot;) &amp;[.E20]&amp;LOWER([.C20])&amp;TEXT(IF(AND([.C19]=[.C20];[.E19]=[.E20];[.F19]=[.F20]);TEXT(VALUE(RIGHT([.A19];4))+1;&quot;0000&quot;);&quot;0001&quot;);&quot;0000&quot;)" office:value-type="string" office:string-value="mhcmok0007">
            <text:p>mhcmok0007</text:p>
          </table:table-cell>
          <table:table-cell office:value-type="string">
            <text:p>削除ができなくなりました</text:p>
          </table:table-cell>
          <table:table-cell office:value-type="string">
            <text:p>OK</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削除有効化のチェックが外れた</text:p>
          </table:table-cell>
          <table:table-cell table:number-columns-repeated="1017"/>
        </table:table-row>
        <table:table-row table:style-name="ro10">
          <table:table-cell table:formula="of:=&quot;m&quot; &amp;IF([.F21]=&quot;タイトルの下&quot;;&quot;a&quot;;&quot;&quot;) &amp;IF([.F21]=&quot;メッセージ領域&quot;;&quot;h&quot;;&quot;&quot;) &amp;IF([.F21]=&quot;詳細画面&quot;;&quot;s&quot;;&quot;&quot;)  &amp;IF([.F21]=&quot;ポップアップ&quot;;&quot;p&quot;;&quot;&quot;) &amp;[.E21]&amp;LOWER([.C21])&amp;TEXT(IF(AND([.C20]=[.C21];[.E20]=[.E21];[.F20]=[.F21]);TEXT(VALUE(RIGHT([.A20];4))+1;&quot;0000&quot;);&quot;0001&quot;);&quot;0000&quot;)" office:value-type="string" office:string-value="mhcmok0008">
            <text:p>mhcmok0008</text:p>
          </table:table-cell>
          <table:table-cell office:value-type="string">
            <text:p>移動しました</text:p>
          </table:table-cell>
          <table:table-cell office:value-type="string">
            <text:p>OK</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クリップボードにコピーした情報を一覧に移動した</text:p>
          </table:table-cell>
          <table:table-cell table:number-columns-repeated="1017"/>
        </table:table-row>
        <table:table-row table:style-name="ro10">
          <table:table-cell table:formula="of:=&quot;m&quot; &amp;IF([.F22]=&quot;タイトルの下&quot;;&quot;a&quot;;&quot;&quot;) &amp;IF([.F22]=&quot;メッセージ領域&quot;;&quot;h&quot;;&quot;&quot;) &amp;IF([.F22]=&quot;詳細画面&quot;;&quot;s&quot;;&quot;&quot;)  &amp;IF([.F22]=&quot;ポップアップ&quot;;&quot;p&quot;;&quot;&quot;) &amp;[.E22]&amp;LOWER([.C22])&amp;TEXT(IF(AND([.C21]=[.C22];[.E21]=[.E22];[.F21]=[.F22]);TEXT(VALUE(RIGHT([.A21];4))+1;&quot;0000&quot;);&quot;0001&quot;);&quot;0000&quot;)" office:value-type="string" office:string-value="mhcmok0009">
            <text:p>mhcmok0009</text:p>
          </table:table-cell>
          <table:table-cell office:value-type="string">
            <text:p>挿入しました</text:p>
          </table:table-cell>
          <table:table-cell office:value-type="string">
            <text:p>OK</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クリップボードにコピーした情報を一覧に挿入した</text:p>
          </table:table-cell>
          <table:table-cell table:number-columns-repeated="1017"/>
        </table:table-row>
        <table:table-row table:style-name="ro10">
          <table:table-cell table:formula="of:=&quot;m&quot; &amp;IF([.F23]=&quot;タイトルの下&quot;;&quot;a&quot;;&quot;&quot;) &amp;IF([.F23]=&quot;メッセージ領域&quot;;&quot;h&quot;;&quot;&quot;) &amp;IF([.F23]=&quot;詳細画面&quot;;&quot;s&quot;;&quot;&quot;)  &amp;IF([.F23]=&quot;ポップアップ&quot;;&quot;p&quot;;&quot;&quot;) &amp;[.E23]&amp;LOWER([.C23])&amp;TEXT(IF(AND([.C22]=[.C23];[.E22]=[.E23];[.F22]=[.F23]);TEXT(VALUE(RIGHT([.A22];4))+1;&quot;0000&quot;);&quot;0001&quot;);&quot;0000&quot;)" office:value-type="string" office:string-value="mhcmok0010">
            <text:p>mhcmok0010</text:p>
          </table:table-cell>
          <table:table-cell office:value-type="string">
            <text:p>投影しました</text:p>
          </table:table-cell>
          <table:table-cell office:value-type="string">
            <text:p>OK</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クリップボードにコピーした情報を一覧にショートカットとして投影した</text:p>
          </table:table-cell>
          <table:table-cell table:number-columns-repeated="1017"/>
        </table:table-row>
        <table:table-row table:style-name="ro10">
          <table:table-cell table:formula="of:=&quot;m&quot; &amp;IF([.F24]=&quot;タイトルの下&quot;;&quot;a&quot;;&quot;&quot;) &amp;IF([.F24]=&quot;メッセージ領域&quot;;&quot;h&quot;;&quot;&quot;) &amp;IF([.F24]=&quot;詳細画面&quot;;&quot;s&quot;;&quot;&quot;)  &amp;IF([.F24]=&quot;ポップアップ&quot;;&quot;p&quot;;&quot;&quot;) &amp;[.E24]&amp;LOWER([.C24])&amp;TEXT(IF(AND([.C23]=[.C24];[.E23]=[.E24];[.F23]=[.F24]);TEXT(VALUE(RIGHT([.A23];4))+1;&quot;0000&quot;);&quot;0001&quot;);&quot;0000&quot;)" office:value-type="string" office:string-value="mhcmok0011">
            <text:p>mhcmok0011</text:p>
          </table:table-cell>
          <table:table-cell office:value-type="string">
            <text:p>メール送信試験に成功しました</text:p>
          </table:table-cell>
          <table:table-cell office:value-type="string">
            <text:p>OK</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メール送信試験」ボタンが押され、正常に送信ができた</text:p>
          </table:table-cell>
          <table:table-cell office:value-type="string">
            <text:p>受領したメールをご確認ください</text:p>
          </table:table-cell>
          <table:table-cell office:value-type="string">
            <text:p>ネットワーク設定や人員登録で表示する</text:p>
          </table:table-cell>
          <table:table-cell table:number-columns-repeated="1015"/>
        </table:table-row>
        <table:table-row table:style-name="ro11">
          <table:table-cell table:formula="of:=&quot;m&quot; &amp;IF([.F25]=&quot;タイトルの下&quot;;&quot;a&quot;;&quot;&quot;) &amp;IF([.F25]=&quot;メッセージ領域&quot;;&quot;h&quot;;&quot;&quot;) &amp;IF([.F25]=&quot;詳細画面&quot;;&quot;s&quot;;&quot;&quot;)  &amp;IF([.F25]=&quot;ポップアップ&quot;;&quot;p&quot;;&quot;&quot;) &amp;[.E25]&amp;LOWER([.C25])&amp;TEXT(IF(AND([.C24]=[.C25];[.E24]=[.E25];[.F24]=[.F25]);TEXT(VALUE(RIGHT([.A24];4))+1;&quot;0000&quot;);&quot;0001&quot;);&quot;0000&quot;)" office:value-type="string" office:string-value="malier0001">
            <text:p>malier0001</text:p>
          </table:table-cell>
          <table:table-cell office:value-type="string">
            <text:p>ログインできませんでした　ユーザ名またはパスワードが違います　詳細は管理者%sにお問い合わせください</text:p>
          </table:table-cell>
          <table:table-cell office:value-type="string">
            <text:p>ER</text:p>
          </table:table-cell>
          <table:table-cell office:value-type="string">
            <text:p>ログイン</text:p>
          </table:table-cell>
          <table:table-cell office:value-type="string">
            <text:p>li</text:p>
          </table:table-cell>
          <table:table-cell office:value-type="string">
            <text:p>タイトルの下</text:p>
          </table:table-cell>
          <table:table-cell office:value-type="string">
            <text:p>入力したユーザ名とパスワードが間違っていた</text:p>
            <text:p><text:span text:style-name="T1">%s</text:span><text:span text:style-name="T1">には管理者の部署氏名</text:span><text:span text:style-name="T1">、メールアドレスを表示</text:span></text:p>
          </table:table-cell>
          <table:table-cell office:value-type="string">
            <text:p>管理者から割り当てられた正しいユーザ名、パスワードを入力してください。</text:p>
          </table:table-cell>
          <table:table-cell office:value-type="string">
            <text:p>ユーザ名はメールアドレスとなる</text:p>
          </table:table-cell>
          <table:table-cell table:number-columns-repeated="1015"/>
        </table:table-row>
        <table:table-row table:style-name="ro11">
          <table:table-cell table:formula="of:=&quot;m&quot; &amp;IF([.F26]=&quot;タイトルの下&quot;;&quot;a&quot;;&quot;&quot;) &amp;IF([.F26]=&quot;メッセージ領域&quot;;&quot;h&quot;;&quot;&quot;) &amp;IF([.F26]=&quot;詳細画面&quot;;&quot;s&quot;;&quot;&quot;)  &amp;IF([.F26]=&quot;ポップアップ&quot;;&quot;p&quot;;&quot;&quot;) &amp;[.E26]&amp;LOWER([.C26])&amp;TEXT(IF(AND([.C25]=[.C26];[.E25]=[.E26];[.F25]=[.F26]);TEXT(VALUE(RIGHT([.A25];4))+1;&quot;0000&quot;);&quot;0001&quot;);&quot;0000&quot;)" office:value-type="string" office:string-value="malier0002">
            <text:p>malier0002</text:p>
          </table:table-cell>
          <table:table-cell office:value-type="string">
            <text:p>ログインパスワードの更新期限を超えました　詳細は管理者%sにお問い合わせください</text:p>
          </table:table-cell>
          <table:table-cell office:value-type="string">
            <text:p>ER</text:p>
          </table:table-cell>
          <table:table-cell office:value-type="string">
            <text:p>ログイン</text:p>
          </table:table-cell>
          <table:table-cell office:value-type="string">
            <text:p>li</text:p>
          </table:table-cell>
          <table:table-cell office:value-type="string">
            <text:p>タイトルの下</text:p>
          </table:table-cell>
          <table:table-cell office:value-type="string">
            <text:p>「システム設定」で指定したログインパスワードの更新期限を超えた</text:p>
            <text:p>%sには管理者の部署氏名、メールアドレスを表示</text:p>
          </table:table-cell>
          <table:table-cell office:value-type="string">
            <text:p>本システムにログインする場合、管理者にお問い合わせください</text:p>
          </table:table-cell>
          <table:table-cell table:number-columns-repeated="1016"/>
        </table:table-row>
        <table:table-row table:style-name="ro10">
          <table:table-cell table:formula="of:=&quot;m&quot; &amp;IF([.F27]=&quot;タイトルの下&quot;;&quot;a&quot;;&quot;&quot;) &amp;IF([.F27]=&quot;メッセージ領域&quot;;&quot;h&quot;;&quot;&quot;) &amp;IF([.F27]=&quot;詳細画面&quot;;&quot;s&quot;;&quot;&quot;)  &amp;IF([.F27]=&quot;ポップアップ&quot;;&quot;p&quot;;&quot;&quot;) &amp;[.E27]&amp;LOWER([.C27])&amp;TEXT(IF(AND([.C26]=[.C27];[.E26]=[.E27];[.F26]=[.F27]);TEXT(VALUE(RIGHT([.A26];4))+1;&quot;0000&quot;);&quot;0001&quot;);&quot;0000&quot;)" office:value-type="string" office:string-value="mhliwn0001">
            <text:p>mhliwn0001</text:p>
          </table:table-cell>
          <table:table-cell office:value-type="string">
            <text:p>ログインパスワードの更新期限まであと%s日です</text:p>
          </table:table-cell>
          <table:table-cell office:value-type="string">
            <text:p>WN</text:p>
          </table:table-cell>
          <table:table-cell office:value-type="string">
            <text:p>共通</text:p>
          </table:table-cell>
          <table:table-cell office:value-type="string">
            <text:p>li</text:p>
          </table:table-cell>
          <table:table-cell office:value-type="string">
            <text:p>メッセージ領域</text:p>
          </table:table-cell>
          <table:table-cell office:value-type="string">
            <text:p>「総合システム設定」で指定したログインパスワードの更新時期が１週間以内、かつ未だ過ぎていない状態になった</text:p>
          </table:table-cell>
          <table:table-cell office:value-type="string">
            <text:p>更新期限までにログインパスワードを更新してください</text:p>
          </table:table-cell>
          <table:table-cell office:value-type="string">
            <text:p>ログイン直後に表示</text:p>
          </table:table-cell>
          <table:table-cell table:number-columns-repeated="1015"/>
        </table:table-row>
        <table:table-row table:style-name="ro10">
          <table:table-cell table:formula="of:=&quot;m&quot; &amp;IF([.F28]=&quot;タイトルの下&quot;;&quot;a&quot;;&quot;&quot;) &amp;IF([.F28]=&quot;メッセージ領域&quot;;&quot;h&quot;;&quot;&quot;) &amp;IF([.F28]=&quot;詳細画面&quot;;&quot;s&quot;;&quot;&quot;)  &amp;IF([.F28]=&quot;ポップアップ&quot;;&quot;p&quot;;&quot;&quot;) &amp;[.E28]&amp;LOWER([.C28])&amp;TEXT(IF(AND([.C27]=[.C28];[.E27]=[.E28];[.F27]=[.F28]);TEXT(VALUE(RIGHT([.A27];4))+1;&quot;0000&quot;);&quot;0001&quot;);&quot;0000&quot;)" office:value-type="string" office:string-value="mapcer0001">
            <text:p>mapcer0001</text:p>
          </table:table-cell>
          <table:table-cell office:value-type="string">
            <text:p>新しいパスワードが不正です。</text:p>
          </table:table-cell>
          <table:table-cell office:value-type="string">
            <text:p>ER</text:p>
          </table:table-cell>
          <table:table-cell office:value-type="string">
            <text:p>パスワード変更</text:p>
          </table:table-cell>
          <table:table-cell office:value-type="string">
            <text:p>pc</text:p>
          </table:table-cell>
          <table:table-cell office:value-type="string">
            <text:p>タイトルの下</text:p>
          </table:table-cell>
          <table:table-cell office:value-type="string">
            <text:p>パスワードが８文字未満、英数字混合でない、または旧パスワードと同じ</text:p>
          </table:table-cell>
          <table:table-cell office:value-type="string">
            <text:p>現在のパスワードと異なる半角英数字混合８文字以上のパスワードを入力してください。</text:p>
          </table:table-cell>
          <table:table-cell table:number-columns-repeated="1016"/>
        </table:table-row>
        <table:table-row table:style-name="ro11">
          <table:table-cell table:formula="of:=&quot;m&quot; &amp;IF([.F29]=&quot;タイトルの下&quot;;&quot;a&quot;;&quot;&quot;) &amp;IF([.F29]=&quot;メッセージ領域&quot;;&quot;h&quot;;&quot;&quot;) &amp;IF([.F29]=&quot;詳細画面&quot;;&quot;s&quot;;&quot;&quot;)  &amp;IF([.F29]=&quot;ポップアップ&quot;;&quot;p&quot;;&quot;&quot;) &amp;[.E29]&amp;LOWER([.C29])&amp;TEXT(IF(AND([.C28]=[.C29];[.E28]=[.E29];[.F28]=[.F29]);TEXT(VALUE(RIGHT([.A28];4))+1;&quot;0000&quot;);&quot;0001&quot;);&quot;0000&quot;)" office:value-type="string" office:string-value="mhbswn0001">
            <text:p>mhbswn0001</text:p>
          </table:table-cell>
          <table:table-cell office:value-type="string">
            <text:p>部署状態が稼働中であるにも関わず、現在の日付が運用開始終了の範囲外です</text:p>
          </table:table-cell>
          <table:table-cell office:value-type="string">
            <text:p>WN</text:p>
          </table:table-cell>
          <table:table-cell office:value-type="string">
            <text:p>部署詳細</text:p>
          </table:table-cell>
          <table:table-cell office:value-type="string">
            <text:p>bs</text:p>
          </table:table-cell>
          <table:table-cell office:value-type="string">
            <text:p>メッセージ領域</text:p>
          </table:table-cell>
          <table:table-cell office:value-type="string">
            <text:p>現在日が運用開始日、運用終了日の範囲外であり、かつ部署状態が稼働中である場合</text:p>
          </table:table-cell>
          <table:table-cell office:value-type="string">
            <text:p>運用開始日、運用終了日、または部署状態を変更してください</text:p>
          </table:table-cell>
          <table:table-cell table:number-columns-repeated="1016"/>
        </table:table-row>
        <table:table-row table:style-name="ro11">
          <table:table-cell table:formula="of:=&quot;m&quot; &amp;IF([.F30]=&quot;タイトルの下&quot;;&quot;a&quot;;&quot;&quot;) &amp;IF([.F30]=&quot;メッセージ領域&quot;;&quot;h&quot;;&quot;&quot;) &amp;IF([.F30]=&quot;詳細画面&quot;;&quot;s&quot;;&quot;&quot;)  &amp;IF([.F30]=&quot;ポップアップ&quot;;&quot;p&quot;;&quot;&quot;) &amp;[.E30]&amp;LOWER([.C30])&amp;TEXT(IF(AND([.C29]=[.C30];[.E29]=[.E30];[.F29]=[.F30]);TEXT(VALUE(RIGHT([.A29];4))+1;&quot;0000&quot;);&quot;0001&quot;);&quot;0000&quot;)" office:value-type="string" office:string-value="mhbswn0002">
            <text:p>mhbswn0002</text:p>
          </table:table-cell>
          <table:table-cell office:value-type="string">
            <text:p>部署状態が廃止であるにも関わず、現在の日付が運用開始終了の範囲内です</text:p>
          </table:table-cell>
          <table:table-cell office:value-type="string">
            <text:p>WN</text:p>
          </table:table-cell>
          <table:table-cell office:value-type="string">
            <text:p>部署詳細</text:p>
          </table:table-cell>
          <table:table-cell office:value-type="string">
            <text:p>bs</text:p>
          </table:table-cell>
          <table:table-cell office:value-type="string">
            <text:p>メッセージ領域</text:p>
          </table:table-cell>
          <table:table-cell office:value-type="string">
            <text:p>現在日が運用開始日、運用終了日の範囲内であり、かつ部署状態が廃止である場合</text:p>
          </table:table-cell>
          <table:table-cell office:value-type="string">
            <text:p>運用開始日、運用終了日、または部署状態を変更してください</text:p>
          </table:table-cell>
          <table:table-cell table:number-columns-repeated="1016"/>
        </table:table-row>
        <table:table-row table:style-name="ro10">
          <table:table-cell table:formula="of:=&quot;m&quot; &amp;IF([.F31]=&quot;タイトルの下&quot;;&quot;a&quot;;&quot;&quot;) &amp;IF([.F31]=&quot;メッセージ領域&quot;;&quot;h&quot;;&quot;&quot;) &amp;IF([.F31]=&quot;詳細画面&quot;;&quot;s&quot;;&quot;&quot;)  &amp;IF([.F31]=&quot;ポップアップ&quot;;&quot;p&quot;;&quot;&quot;) &amp;[.E31]&amp;LOWER([.C31])&amp;TEXT(IF(AND([.C30]=[.C31];[.E30]=[.E31];[.F30]=[.F31]);TEXT(VALUE(RIGHT([.A30];4))+1;&quot;0000&quot;);&quot;0001&quot;);&quot;0000&quot;)" office:value-type="string" office:string-value="mhbswn0003">
            <text:p>mhbswn0003</text:p>
          </table:table-cell>
          <table:table-cell office:value-type="string">
            <text:p>今、この部署には何の権限がありません</text:p>
          </table:table-cell>
          <table:table-cell office:value-type="string">
            <text:p>WN</text:p>
          </table:table-cell>
          <table:table-cell office:value-type="string">
            <text:p>部署詳細</text:p>
          </table:table-cell>
          <table:table-cell office:value-type="string">
            <text:p>bs</text:p>
          </table:table-cell>
          <table:table-cell office:value-type="string">
            <text:p>メッセージ領域</text:p>
          </table:table-cell>
          <table:table-cell office:value-type="string">
            <text:p>上位部署を含めて権限一覧に権限が一件も無い</text:p>
          </table:table-cell>
          <table:table-cell table:style-name="ce34" office:value-type="string">
            <text:p>権限一覧に権限を付与してください　権限なしに作業することはできません</text:p>
          </table:table-cell>
          <table:table-cell table:number-columns-repeated="1016"/>
        </table:table-row>
        <table:table-row table:style-name="ro10">
          <table:table-cell table:formula="of:=&quot;m&quot; &amp;IF([.F32]=&quot;タイトルの下&quot;;&quot;a&quot;;&quot;&quot;) &amp;IF([.F32]=&quot;メッセージ領域&quot;;&quot;h&quot;;&quot;&quot;) &amp;IF([.F32]=&quot;詳細画面&quot;;&quot;s&quot;;&quot;&quot;)  &amp;IF([.F32]=&quot;ポップアップ&quot;;&quot;p&quot;;&quot;&quot;) &amp;[.E32]&amp;LOWER([.C32])&amp;TEXT(IF(AND([.C31]=[.C32];[.E31]=[.E32];[.F31]=[.F32]);TEXT(VALUE(RIGHT([.A31];4))+1;&quot;0000&quot;);&quot;0001&quot;);&quot;0000&quot;)" office:value-type="string" office:string-value="mhjier0001">
            <text:p>mhjier0001</text:p>
          </table:table-cell>
          <table:table-cell office:value-type="string">
            <text:p>メールアドレスが重複しています</text:p>
          </table:table-cell>
          <table:table-cell office:value-type="string">
            <text:p>ER</text:p>
          </table:table-cell>
          <table:table-cell office:value-type="string">
            <text:p>人員詳細</text:p>
          </table:table-cell>
          <table:table-cell office:value-type="string">
            <text:p>ji</text:p>
          </table:table-cell>
          <table:table-cell office:value-type="string">
            <text:p>メッセージ領域</text:p>
          </table:table-cell>
          <table:table-cell office:value-type="string">
            <text:p>既に存在するメールアドレスで「確定」ボタンが押された</text:p>
          </table:table-cell>
          <table:table-cell office:value-type="string">
            <text:p>既存と異なるメールアドレスを指定してください</text:p>
          </table:table-cell>
          <table:table-cell table:number-columns-repeated="1016"/>
        </table:table-row>
        <table:table-row table:style-name="ro11">
          <table:table-cell table:formula="of:=&quot;m&quot; &amp;IF([.F33]=&quot;タイトルの下&quot;;&quot;a&quot;;&quot;&quot;) &amp;IF([.F33]=&quot;メッセージ領域&quot;;&quot;h&quot;;&quot;&quot;) &amp;IF([.F33]=&quot;詳細画面&quot;;&quot;s&quot;;&quot;&quot;)  &amp;IF([.F33]=&quot;ポップアップ&quot;;&quot;p&quot;;&quot;&quot;) &amp;[.E33]&amp;LOWER([.C33])&amp;TEXT(IF(AND([.C32]=[.C33];[.E32]=[.E33];[.F32]=[.F33]);TEXT(VALUE(RIGHT([.A32];4))+1;&quot;0000&quot;);&quot;0001&quot;);&quot;0000&quot;)" office:value-type="string" office:string-value="mhjier0002">
            <text:p>mhjier0002</text:p>
          </table:table-cell>
          <table:table-cell office:value-type="string">
            <text:p>システム管理者は一人以上必要です</text:p>
          </table:table-cell>
          <table:table-cell office:value-type="string">
            <text:p>ER</text:p>
          </table:table-cell>
          <table:table-cell office:value-type="string">
            <text:p>人員詳細</text:p>
          </table:table-cell>
          <table:table-cell office:value-type="string">
            <text:p>ji</text:p>
          </table:table-cell>
          <table:table-cell office:value-type="string">
            <text:p>メッセージ領域</text:p>
          </table:table-cell>
          <table:table-cell office:value-type="string">
            <text:p>運用開始日が過去　かつ　運用終了日なし　かつ　人員状態が在職　かつ　ログイン権限あり　のシステム管理者が顧客当たりに一人もいなくなる登録が行われようとした</text:p>
          </table:table-cell>
          <table:table-cell office:value-type="string">
            <text:p>本システムを利用できるシステム管理者が一人以上存在するように登録してください</text:p>
          </table:table-cell>
          <table:table-cell table:number-columns-repeated="1016"/>
        </table:table-row>
        <table:table-row table:style-name="ro11">
          <table:table-cell table:formula="of:=&quot;m&quot; &amp;IF([.F34]=&quot;タイトルの下&quot;;&quot;a&quot;;&quot;&quot;) &amp;IF([.F34]=&quot;メッセージ領域&quot;;&quot;h&quot;;&quot;&quot;) &amp;IF([.F34]=&quot;詳細画面&quot;;&quot;s&quot;;&quot;&quot;)  &amp;IF([.F34]=&quot;ポップアップ&quot;;&quot;p&quot;;&quot;&quot;) &amp;[.E34]&amp;LOWER([.C34])&amp;TEXT(IF(AND([.C33]=[.C34];[.E33]=[.E34];[.F33]=[.F34]);TEXT(VALUE(RIGHT([.A33];4))+1;&quot;0000&quot;);&quot;0001&quot;);&quot;0000&quot;)" office:value-type="string" office:string-value="mhjiwn0001">
            <text:p>mhjiwn0001</text:p>
          </table:table-cell>
          <table:table-cell office:value-type="string">
            <text:p>人員状態が在職であるにも関わず、現在の日付が運用開始終了の範囲外です</text:p>
          </table:table-cell>
          <table:table-cell office:value-type="string">
            <text:p>WN</text:p>
          </table:table-cell>
          <table:table-cell office:value-type="string">
            <text:p>人員詳細</text:p>
          </table:table-cell>
          <table:table-cell office:value-type="string">
            <text:p>ji</text:p>
          </table:table-cell>
          <table:table-cell office:value-type="string">
            <text:p>メッセージ領域</text:p>
          </table:table-cell>
          <table:table-cell office:value-type="string">
            <text:p>現在日が運用開始日、運用終了日の範囲外であり、かつ人員状態が在職である場合</text:p>
          </table:table-cell>
          <table:table-cell office:value-type="string">
            <text:p>運用開始日、運用終了日、または人員状態を変更してください</text:p>
          </table:table-cell>
          <table:table-cell table:number-columns-repeated="1016"/>
        </table:table-row>
        <table:table-row table:style-name="ro11">
          <table:table-cell table:formula="of:=&quot;m&quot; &amp;IF([.F35]=&quot;タイトルの下&quot;;&quot;a&quot;;&quot;&quot;) &amp;IF([.F35]=&quot;メッセージ領域&quot;;&quot;h&quot;;&quot;&quot;) &amp;IF([.F35]=&quot;詳細画面&quot;;&quot;s&quot;;&quot;&quot;)  &amp;IF([.F35]=&quot;ポップアップ&quot;;&quot;p&quot;;&quot;&quot;) &amp;[.E35]&amp;LOWER([.C35])&amp;TEXT(IF(AND([.C34]=[.C35];[.E34]=[.E35];[.F34]=[.F35]);TEXT(VALUE(RIGHT([.A34];4))+1;&quot;0000&quot;);&quot;0001&quot;);&quot;0000&quot;)" office:value-type="string" office:string-value="mhjiwn0002">
            <text:p>mhjiwn0002</text:p>
          </table:table-cell>
          <table:table-cell office:value-type="string">
            <text:p>人員状態が退職であるにも関わず、現在の日付が運用開始終了の範囲内です</text:p>
          </table:table-cell>
          <table:table-cell office:value-type="string">
            <text:p>WN</text:p>
          </table:table-cell>
          <table:table-cell office:value-type="string">
            <text:p>人員詳細</text:p>
          </table:table-cell>
          <table:table-cell office:value-type="string">
            <text:p>ji</text:p>
          </table:table-cell>
          <table:table-cell office:value-type="string">
            <text:p>メッセージ領域</text:p>
          </table:table-cell>
          <table:table-cell office:value-type="string">
            <text:p>現在日が運用開始日、運用終了日の範囲内であり、かつ人員状態が退職である場合</text:p>
          </table:table-cell>
          <table:table-cell office:value-type="string">
            <text:p>運用開始日、運用終了日、または人員状態を変更してください</text:p>
          </table:table-cell>
          <table:table-cell table:number-columns-repeated="1016"/>
        </table:table-row>
        <table:table-row table:style-name="ro11">
          <table:table-cell table:formula="of:=&quot;m&quot; &amp;IF([.F36]=&quot;タイトルの下&quot;;&quot;a&quot;;&quot;&quot;) &amp;IF([.F36]=&quot;メッセージ領域&quot;;&quot;h&quot;;&quot;&quot;) &amp;IF([.F36]=&quot;詳細画面&quot;;&quot;s&quot;;&quot;&quot;)  &amp;IF([.F36]=&quot;ポップアップ&quot;;&quot;p&quot;;&quot;&quot;) &amp;[.E36]&amp;LOWER([.C36])&amp;TEXT(IF(AND([.C35]=[.C36];[.E35]=[.E36];[.F35]=[.F36]);TEXT(VALUE(RIGHT([.A35];4))+1;&quot;0000&quot;);&quot;0001&quot;);&quot;0000&quot;)" office:value-type="string" office:string-value="mhstwn0001">
            <text:p>mhstwn0001</text:p>
          </table:table-cell>
          <table:table-cell office:value-type="string">
            <text:p>付帯定義に作業内容連絡タイミングが存在します</text:p>
          </table:table-cell>
          <table:table-cell office:value-type="string">
            <text:p>WN</text:p>
          </table:table-cell>
          <table:table-cell office:value-type="string">
            <text:p>作業定義詳細</text:p>
          </table:table-cell>
          <table:table-cell office:value-type="string">
            <text:p>st</text:p>
          </table:table-cell>
          <table:table-cell office:value-type="string">
            <text:p>メッセージ領域</text:p>
          </table:table-cell>
          <table:table-cell table:style-name="ce30" office:value-type="string">
            <text:p>付帯定義一覧に作業内容連絡タイミングが存在するにも関わらず、作業内容連絡タイミングが「指定しない」になっている</text:p>
          </table:table-cell>
          <table:table-cell office:value-type="string">
            <text:p>作業定義において作業内容連絡タイミングを指定しないなら、付帯定義一覧から作業内容連絡タイミングを削除してください</text:p>
          </table:table-cell>
          <table:table-cell table:number-columns-repeated="1016"/>
        </table:table-row>
        <table:table-row table:style-name="ro11">
          <table:table-cell table:formula="of:=&quot;m&quot; &amp;IF([.F37]=&quot;タイトルの下&quot;;&quot;a&quot;;&quot;&quot;) &amp;IF([.F37]=&quot;メッセージ領域&quot;;&quot;h&quot;;&quot;&quot;) &amp;IF([.F37]=&quot;詳細画面&quot;;&quot;s&quot;;&quot;&quot;)  &amp;IF([.F37]=&quot;ポップアップ&quot;;&quot;p&quot;;&quot;&quot;) &amp;[.E37]&amp;LOWER([.C37])&amp;TEXT(IF(AND([.C36]=[.C37];[.E36]=[.E37];[.F36]=[.F37]);TEXT(VALUE(RIGHT([.A36];4))+1;&quot;0000&quot;);&quot;0001&quot;);&quot;0000&quot;)" office:value-type="string" office:string-value="mhster0001">
            <text:p>mhster0001</text:p>
          </table:table-cell>
          <table:table-cell office:value-type="string">
            <text:p>作業内容連絡タイミングを指定している場合、連絡先となる作業者は入力必須になります</text:p>
          </table:table-cell>
          <table:table-cell office:value-type="string">
            <text:p>ER</text:p>
          </table:table-cell>
          <table:table-cell office:value-type="string">
            <text:p>作業定義詳細</text:p>
          </table:table-cell>
          <table:table-cell office:value-type="string">
            <text:p>st</text:p>
          </table:table-cell>
          <table:table-cell office:value-type="string">
            <text:p>メッセージ領域</text:p>
          </table:table-cell>
          <table:table-cell table:style-name="ce30" office:value-type="string">
            <text:p>確定ボタンを押した段階で、作業内容連絡タイミングを「<text:span text:style-name="T2">作業定義作成後</text:span><text:span text:style-name="T2">、即時連絡する」</text:span>にも関わらず、作業者が入力されていない</text:p>
          </table:table-cell>
          <table:table-cell office:value-type="string">
            <text:p><text:span text:style-name="T2">作業定義作成後、即時連</text:span><text:span text:style-name="T2">絡する</text:span>場合、連絡先となる作業者を入力してください</text:p>
          </table:table-cell>
          <table:table-cell table:number-columns-repeated="1016"/>
        </table:table-row>
        <table:table-row table:style-name="ro11">
          <table:table-cell table:formula="of:=&quot;m&quot; &amp;IF([.F38]=&quot;タイトルの下&quot;;&quot;a&quot;;&quot;&quot;) &amp;IF([.F38]=&quot;メッセージ領域&quot;;&quot;h&quot;;&quot;&quot;) &amp;IF([.F38]=&quot;詳細画面&quot;;&quot;s&quot;;&quot;&quot;)  &amp;IF([.F38]=&quot;ポップアップ&quot;;&quot;p&quot;;&quot;&quot;) &amp;[.E38]&amp;LOWER([.C38])&amp;TEXT(IF(AND([.C37]=[.C38];[.E37]=[.E38];[.F37]=[.F38]);TEXT(VALUE(RIGHT([.A37];4))+1;&quot;0000&quot;);&quot;0001&quot;);&quot;0000&quot;)" office:value-type="string" office:string-value="mhster0002">
            <text:p>mhster0002</text:p>
          </table:table-cell>
          <table:table-cell table:style-name="ce30" office:value-type="string">
            <text:p>作業報告が不要であるにも関わず、アクションありになっています</text:p>
          </table:table-cell>
          <table:table-cell office:value-type="string">
            <text:p>ER</text:p>
          </table:table-cell>
          <table:table-cell office:value-type="string">
            <text:p>作業定義詳細</text:p>
          </table:table-cell>
          <table:table-cell office:value-type="string">
            <text:p>st</text:p>
          </table:table-cell>
          <table:table-cell office:value-type="string">
            <text:p>メッセージ領域</text:p>
          </table:table-cell>
          <table:table-cell table:style-name="ce30" office:value-type="string">
            <text:p>作業開始報告要否、作業終了報告要否双方が不要であるにも関わず、報告受領時リアクションが「あり」になっている</text:p>
          </table:table-cell>
          <table:table-cell table:style-name="ce30" office:value-type="string">
            <text:p>作業開始報告要否、作業終了報告要否双方が不要なら、報告受領時リアクションを「なし」にしてください</text:p>
          </table:table-cell>
          <table:table-cell table:number-columns-repeated="1016"/>
        </table:table-row>
        <table:table-row table:style-name="ro10">
          <table:table-cell table:formula="of:=&quot;m&quot; &amp;IF([.F39]=&quot;タイトルの下&quot;;&quot;a&quot;;&quot;&quot;) &amp;IF([.F39]=&quot;メッセージ領域&quot;;&quot;h&quot;;&quot;&quot;) &amp;IF([.F39]=&quot;詳細画面&quot;;&quot;s&quot;;&quot;&quot;)  &amp;IF([.F39]=&quot;ポップアップ&quot;;&quot;p&quot;;&quot;&quot;) &amp;[.E39]&amp;LOWER([.C39])&amp;TEXT(IF(AND([.C38]=[.C39];[.E38]=[.E39];[.F38]=[.F39]);TEXT(VALUE(RIGHT([.A38];4))+1;&quot;0000&quot;);&quot;0001&quot;);&quot;0000&quot;)" office:value-type="string" office:string-value="mhster0003">
            <text:p>mhster0003</text:p>
          </table:table-cell>
          <table:table-cell table:style-name="ce30" office:value-type="string">
            <text:p>作業指示者に作業場所への参照権限がありません</text:p>
          </table:table-cell>
          <table:table-cell office:value-type="string">
            <text:p>ER</text:p>
          </table:table-cell>
          <table:table-cell office:value-type="string">
            <text:p>作業定義詳細</text:p>
          </table:table-cell>
          <table:table-cell office:value-type="string">
            <text:p>st</text:p>
          </table:table-cell>
          <table:table-cell office:value-type="string">
            <text:p>メッセージ領域</text:p>
          </table:table-cell>
          <table:table-cell table:style-name="ce30" office:value-type="string">
            <text:p>作業指示者の権限一覧に、作業場所への参照権限がない</text:p>
          </table:table-cell>
          <table:table-cell table:style-name="ce30" office:value-type="string">
            <text:p>作業指示者もしくは作業指示者の所属部署の権限一覧にて、この作業場所への参照権限を付与してください</text:p>
          </table:table-cell>
          <table:table-cell table:number-columns-repeated="1016"/>
        </table:table-row>
        <table:table-row table:style-name="ro10">
          <table:table-cell table:formula="of:=&quot;m&quot; &amp;IF([.F40]=&quot;タイトルの下&quot;;&quot;a&quot;;&quot;&quot;) &amp;IF([.F40]=&quot;メッセージ領域&quot;;&quot;h&quot;;&quot;&quot;) &amp;IF([.F40]=&quot;詳細画面&quot;;&quot;s&quot;;&quot;&quot;)  &amp;IF([.F40]=&quot;ポップアップ&quot;;&quot;p&quot;;&quot;&quot;) &amp;[.E40]&amp;LOWER([.C40])&amp;TEXT(IF(AND([.C39]=[.C40];[.E39]=[.E40];[.F39]=[.F40]);TEXT(VALUE(RIGHT([.A39];4))+1;&quot;0000&quot;);&quot;0001&quot;);&quot;0000&quot;)" office:value-type="string" office:string-value="mhster0004">
            <text:p>mhster0004</text:p>
          </table:table-cell>
          <table:table-cell table:style-name="ce30" office:value-type="string">
            <text:p>作業指示者に掲示板への参照権限がありません</text:p>
          </table:table-cell>
          <table:table-cell office:value-type="string">
            <text:p>ER</text:p>
          </table:table-cell>
          <table:table-cell office:value-type="string">
            <text:p>作業定義詳細</text:p>
          </table:table-cell>
          <table:table-cell office:value-type="string">
            <text:p>st</text:p>
          </table:table-cell>
          <table:table-cell office:value-type="string">
            <text:p>メッセージ領域</text:p>
          </table:table-cell>
          <table:table-cell table:style-name="ce30" office:value-type="string">
            <text:p>作業指示者の権限一覧に、掲示板への参照権限がない</text:p>
          </table:table-cell>
          <table:table-cell table:style-name="ce30" office:value-type="string">
            <text:p>作業指示者もしくは作業指示者の所属部署の権限一覧にて、この掲示板への参照権限を付与してください</text:p>
          </table:table-cell>
          <table:table-cell table:number-columns-repeated="1016"/>
        </table:table-row>
        <table:table-row table:style-name="ro10">
          <table:table-cell table:formula="of:=&quot;m&quot; &amp;IF([.F41]=&quot;タイトルの下&quot;;&quot;a&quot;;&quot;&quot;) &amp;IF([.F41]=&quot;メッセージ領域&quot;;&quot;h&quot;;&quot;&quot;) &amp;IF([.F41]=&quot;詳細画面&quot;;&quot;s&quot;;&quot;&quot;)  &amp;IF([.F41]=&quot;ポップアップ&quot;;&quot;p&quot;;&quot;&quot;) &amp;[.E41]&amp;LOWER([.C41])&amp;TEXT(IF(AND([.C40]=[.C41];[.E40]=[.E41];[.F40]=[.F41]);TEXT(VALUE(RIGHT([.A40];4))+1;&quot;0000&quot;);&quot;0001&quot;);&quot;0000&quot;)" office:value-type="string" office:string-value="mhfook0001">
            <text:p>mhfook0001</text:p>
          </table:table-cell>
          <table:table-cell office:value-type="string">
            <text:p>ダウンロードファイル作成中</text:p>
          </table:table-cell>
          <table:table-cell office:value-type="string">
            <text:p>OK</text:p>
          </table:table-cell>
          <table:table-cell office:value-type="string">
            <text:p>ファイル出力</text:p>
          </table:table-cell>
          <table:table-cell office:value-type="string">
            <text:p>fo</text:p>
          </table:table-cell>
          <table:table-cell office:value-type="string">
            <text:p>メッセージ領域</text:p>
          </table:table-cell>
          <table:table-cell office:value-type="string">
            <text:p>ダウンロードファイルの作成を開始した。またはダウンロードファイルの作成中に該当画面を開いた。</text:p>
          </table:table-cell>
          <table:table-cell table:number-columns-repeated="1017"/>
        </table:table-row>
        <table:table-row table:style-name="ro10">
          <table:table-cell table:formula="of:=&quot;m&quot; &amp;IF([.F42]=&quot;タイトルの下&quot;;&quot;a&quot;;&quot;&quot;) &amp;IF([.F42]=&quot;メッセージ領域&quot;;&quot;h&quot;;&quot;&quot;) &amp;IF([.F42]=&quot;詳細画面&quot;;&quot;s&quot;;&quot;&quot;)  &amp;IF([.F42]=&quot;ポップアップ&quot;;&quot;p&quot;;&quot;&quot;) &amp;[.E42]&amp;LOWER([.C42])&amp;TEXT(IF(AND([.C41]=[.C42];[.E41]=[.E42];[.F41]=[.F42]);TEXT(VALUE(RIGHT([.A41];4))+1;&quot;0000&quot;);&quot;0001&quot;);&quot;0000&quot;)" office:value-type="string" office:string-value="mhfier0001">
            <text:p>mhfier0001</text:p>
          </table:table-cell>
          <table:table-cell office:value-type="string">
            <text:p>ファイルに異常があります</text:p>
          </table:table-cell>
          <table:table-cell office:value-type="string">
            <text:p>ER</text:p>
          </table:table-cell>
          <table:table-cell office:value-type="string">
            <text:p>ファイル取込</text:p>
          </table:table-cell>
          <table:table-cell office:value-type="string">
            <text:p>fi</text:p>
          </table:table-cell>
          <table:table-cell office:value-type="string">
            <text:p>メッセージ領域</text:p>
          </table:table-cell>
          <table:table-cell office:value-type="string">
            <text:p>ファイル取込時に、ファイルに異常(ER)があった</text:p>
          </table:table-cell>
          <table:table-cell office:value-type="string">
            <text:p>検査結果を参考にして、ファイルを修正してください。</text:p>
          </table:table-cell>
          <table:table-cell table:number-columns-repeated="1016"/>
        </table:table-row>
        <table:table-row table:style-name="ro10">
          <table:table-cell table:formula="of:=&quot;m&quot; &amp;IF([.F43]=&quot;タイトルの下&quot;;&quot;a&quot;;&quot;&quot;) &amp;IF([.F43]=&quot;メッセージ領域&quot;;&quot;h&quot;;&quot;&quot;) &amp;IF([.F43]=&quot;詳細画面&quot;;&quot;s&quot;;&quot;&quot;)  &amp;IF([.F43]=&quot;ポップアップ&quot;;&quot;p&quot;;&quot;&quot;) &amp;[.E43]&amp;LOWER([.C43])&amp;TEXT(IF(AND([.C42]=[.C43];[.E42]=[.E43];[.F42]=[.F43]);TEXT(VALUE(RIGHT([.A42];4))+1;&quot;0000&quot;);&quot;0001&quot;);&quot;0000&quot;)" office:value-type="string" office:string-value="msfier0001">
            <text:p>msfier0001</text:p>
          </table:table-cell>
          <table:table-cell office:value-type="string">
            <text:p>ファイル書式異常</text:p>
          </table:table-cell>
          <table:table-cell office:value-type="string">
            <text:p>ER</text:p>
          </table:table-cell>
          <table:table-cell office:value-type="string">
            <text:p>ファイル取込</text:p>
          </table:table-cell>
          <table:table-cell office:value-type="string">
            <text:p>fi</text:p>
          </table:table-cell>
          <table:table-cell office:value-type="string">
            <text:p>詳細画面</text:p>
          </table:table-cell>
          <table:table-cell office:value-type="string">
            <text:p>取込ファイルがテキストファイルでない</text:p>
          </table:table-cell>
          <table:table-cell office:value-type="string">
            <text:p>ファイルの書式異常です　ファイル仕様書を参考に正しく取込ファイルを作成してください</text:p>
          </table:table-cell>
          <table:table-cell table:number-columns-repeated="1016"/>
        </table:table-row>
        <table:table-row table:style-name="ro10">
          <table:table-cell table:formula="of:=&quot;m&quot; &amp;IF([.F44]=&quot;タイトルの下&quot;;&quot;a&quot;;&quot;&quot;) &amp;IF([.F44]=&quot;メッセージ領域&quot;;&quot;h&quot;;&quot;&quot;) &amp;IF([.F44]=&quot;詳細画面&quot;;&quot;s&quot;;&quot;&quot;)  &amp;IF([.F44]=&quot;ポップアップ&quot;;&quot;p&quot;;&quot;&quot;) &amp;[.E44]&amp;LOWER([.C44])&amp;TEXT(IF(AND([.C43]=[.C44];[.E43]=[.E44];[.F43]=[.F44]);TEXT(VALUE(RIGHT([.A43];4))+1;&quot;0000&quot;);&quot;0001&quot;);&quot;0000&quot;)" office:value-type="string" office:string-value="msfier0002">
            <text:p>msfier0002</text:p>
          </table:table-cell>
          <table:table-cell office:value-type="string">
            <text:p>設定値無し(line:%s col:%s)</text:p>
          </table:table-cell>
          <table:table-cell office:value-type="string">
            <text:p>ER</text:p>
          </table:table-cell>
          <table:table-cell office:value-type="string">
            <text:p>ファイル取込</text:p>
          </table:table-cell>
          <table:table-cell office:value-type="string">
            <text:p>fi</text:p>
          </table:table-cell>
          <table:table-cell office:value-type="string">
            <text:p>詳細画面</text:p>
          </table:table-cell>
          <table:table-cell office:value-type="string">
            <text:p>必須項目に設定値が無い</text:p>
            <text:p>%sには、異常が発生した行番号、カラム番号を表示する</text:p>
          </table:table-cell>
          <table:table-cell office:value-type="string">
            <text:p>必須項目が設定されていません。ファイル定義書に従い修正してください。</text:p>
          </table:table-cell>
          <table:table-cell table:number-columns-repeated="1016"/>
        </table:table-row>
        <table:table-row table:style-name="ro10">
          <table:table-cell table:formula="of:=&quot;m&quot; &amp;IF([.F45]=&quot;タイトルの下&quot;;&quot;a&quot;;&quot;&quot;) &amp;IF([.F45]=&quot;メッセージ領域&quot;;&quot;h&quot;;&quot;&quot;) &amp;IF([.F45]=&quot;詳細画面&quot;;&quot;s&quot;;&quot;&quot;)  &amp;IF([.F45]=&quot;ポップアップ&quot;;&quot;p&quot;;&quot;&quot;) &amp;[.E45]&amp;LOWER([.C45])&amp;TEXT(IF(AND([.C44]=[.C45];[.E44]=[.E45];[.F44]=[.F45]);TEXT(VALUE(RIGHT([.A44];4))+1;&quot;0000&quot;);&quot;0001&quot;);&quot;0000&quot;)" office:value-type="string" office:string-value="msfier0003">
            <text:p>msfier0003</text:p>
          </table:table-cell>
          <table:table-cell office:value-type="string">
            <text:p>形式異常(line:%s col:%s)</text:p>
          </table:table-cell>
          <table:table-cell office:value-type="string">
            <text:p>ER</text:p>
          </table:table-cell>
          <table:table-cell office:value-type="string">
            <text:p>ファイル取込</text:p>
          </table:table-cell>
          <table:table-cell office:value-type="string">
            <text:p>fi</text:p>
          </table:table-cell>
          <table:table-cell office:value-type="string">
            <text:p>詳細画面</text:p>
          </table:table-cell>
          <table:table-cell office:value-type="string">
            <text:p>項目の文字型が規定のものでない（数値項目に文字等）</text:p>
            <text:p><text:span text:style-name="T1">%s</text:span><text:span text:style-name="T1">には、異常が発生した行</text:span><text:span text:style-name="T1">番号、カラム番号を表示す</text:span><text:span text:style-name="T1">る</text:span></text:p>
          </table:table-cell>
          <table:table-cell office:value-type="string">
            <text:p>設定した項目の型が違います。ファイル定義書に従い修正してください。</text:p>
          </table:table-cell>
          <table:table-cell table:number-columns-repeated="1016"/>
        </table:table-row>
        <table:table-row table:style-name="ro11">
          <table:table-cell table:formula="of:=&quot;m&quot; &amp;IF([.F46]=&quot;タイトルの下&quot;;&quot;a&quot;;&quot;&quot;) &amp;IF([.F46]=&quot;メッセージ領域&quot;;&quot;h&quot;;&quot;&quot;) &amp;IF([.F46]=&quot;詳細画面&quot;;&quot;s&quot;;&quot;&quot;)  &amp;IF([.F46]=&quot;ポップアップ&quot;;&quot;p&quot;;&quot;&quot;) &amp;[.E46]&amp;LOWER([.C46])&amp;TEXT(IF(AND([.C45]=[.C46];[.E45]=[.E46];[.F45]=[.F46]);TEXT(VALUE(RIGHT([.A45];4))+1;&quot;0000&quot;);&quot;0001&quot;);&quot;0000&quot;)" office:value-type="string" office:string-value="msfier0004">
            <text:p>msfier0004</text:p>
          </table:table-cell>
          <table:table-cell office:value-type="string">
            <text:p>設定値異常(line:%s col:%s)</text:p>
          </table:table-cell>
          <table:table-cell office:value-type="string">
            <text:p>ER</text:p>
          </table:table-cell>
          <table:table-cell office:value-type="string">
            <text:p>ファイル取込</text:p>
          </table:table-cell>
          <table:table-cell office:value-type="string">
            <text:p>fi</text:p>
          </table:table-cell>
          <table:table-cell office:value-type="string">
            <text:p>詳細画面</text:p>
          </table:table-cell>
          <table:table-cell office:value-type="string">
            <text:p>項目の値が規定されたものでない（0と1のみられる項目に2が設定など）</text:p>
            <text:p><text:span text:style-name="T1">%s</text:span><text:span text:style-name="T1">には、異常が発生した行</text:span><text:span text:style-name="T1">番号、カラム番号を表示す</text:span><text:span text:style-name="T1">る</text:span></text:p>
          </table:table-cell>
          <table:table-cell office:value-type="string">
            <text:p>設定した項目の内容が違います。ファイル定義書に従い修正してください。</text:p>
          </table:table-cell>
          <table:table-cell table:number-columns-repeated="1016"/>
        </table:table-row>
        <table:table-row table:style-name="ro10">
          <table:table-cell table:formula="of:=&quot;m&quot; &amp;IF([.F47]=&quot;タイトルの下&quot;;&quot;a&quot;;&quot;&quot;) &amp;IF([.F47]=&quot;メッセージ領域&quot;;&quot;h&quot;;&quot;&quot;) &amp;IF([.F47]=&quot;詳細画面&quot;;&quot;s&quot;;&quot;&quot;)  &amp;IF([.F47]=&quot;ポップアップ&quot;;&quot;p&quot;;&quot;&quot;) &amp;[.E47]&amp;LOWER([.C47])&amp;TEXT(IF(AND([.C46]=[.C47];[.E46]=[.E47];[.F46]=[.F47]);TEXT(VALUE(RIGHT([.A46];4))+1;&quot;0000&quot;);&quot;0001&quot;);&quot;0000&quot;)" office:value-type="string" office:string-value="msfier0005">
            <text:p>msfier0005</text:p>
          </table:table-cell>
          <table:table-cell office:value-type="string">
            <text:p>該当部署無し(line:%s col:%s)</text:p>
          </table:table-cell>
          <table:table-cell office:value-type="string">
            <text:p>ER</text:p>
          </table:table-cell>
          <table:table-cell office:value-type="string">
            <text:p>ファイル取込</text:p>
          </table:table-cell>
          <table:table-cell office:value-type="string">
            <text:p>fi</text:p>
          </table:table-cell>
          <table:table-cell office:value-type="string">
            <text:p>詳細画面</text:p>
          </table:table-cell>
          <table:table-cell office:value-type="string">
            <text:p>ファイルに該当しない部署IDが設定されている</text:p>
            <text:p><text:span text:style-name="T1">%s</text:span><text:span text:style-name="T1">には、異常が発生した行</text:span><text:span text:style-name="T1">番号、カラム番号を表示す</text:span><text:span text:style-name="T1">る</text:span></text:p>
          </table:table-cell>
          <table:table-cell office:value-type="string">
            <text:p>存在する部署IDか、もしくは空白を設定してください。</text:p>
          </table:table-cell>
          <table:table-cell table:number-columns-repeated="1016"/>
        </table:table-row>
        <table:table-row table:style-name="ro10">
          <table:table-cell table:formula="of:=&quot;m&quot; &amp;IF([.F48]=&quot;タイトルの下&quot;;&quot;a&quot;;&quot;&quot;) &amp;IF([.F48]=&quot;メッセージ領域&quot;;&quot;h&quot;;&quot;&quot;) &amp;IF([.F48]=&quot;詳細画面&quot;;&quot;s&quot;;&quot;&quot;)  &amp;IF([.F48]=&quot;ポップアップ&quot;;&quot;p&quot;;&quot;&quot;) &amp;[.E48]&amp;LOWER([.C48])&amp;TEXT(IF(AND([.C47]=[.C48];[.E47]=[.E48];[.F47]=[.F48]);TEXT(VALUE(RIGHT([.A47];4))+1;&quot;0000&quot;);&quot;0001&quot;);&quot;0000&quot;)" office:value-type="string" office:string-value="msfier0006">
            <text:p>msfier0006</text:p>
          </table:table-cell>
          <table:table-cell office:value-type="string">
            <text:p>該当人員無し(line:%s col:%s)</text:p>
          </table:table-cell>
          <table:table-cell office:value-type="string">
            <text:p>ER</text:p>
          </table:table-cell>
          <table:table-cell office:value-type="string">
            <text:p>ファイル取込</text:p>
          </table:table-cell>
          <table:table-cell office:value-type="string">
            <text:p>fi</text:p>
          </table:table-cell>
          <table:table-cell office:value-type="string">
            <text:p>詳細画面</text:p>
          </table:table-cell>
          <table:table-cell office:value-type="string">
            <text:p>ファイルに該当しない人員IDが設定されている</text:p>
            <text:p><text:span text:style-name="T1">%s</text:span><text:span text:style-name="T1">には、異常が発生した行</text:span><text:span text:style-name="T1">番号、カラム番号を表示す</text:span><text:span text:style-name="T1">る</text:span></text:p>
          </table:table-cell>
          <table:table-cell office:value-type="string">
            <text:p>存在する人員IDか、もしくは空白を設定してください。</text:p>
          </table:table-cell>
          <table:table-cell table:number-columns-repeated="1016"/>
        </table:table-row>
        <table:table-row table:style-name="ro10">
          <table:table-cell table:formula="of:=&quot;m&quot; &amp;IF([.F49]=&quot;タイトルの下&quot;;&quot;a&quot;;&quot;&quot;) &amp;IF([.F49]=&quot;メッセージ領域&quot;;&quot;h&quot;;&quot;&quot;) &amp;IF([.F49]=&quot;詳細画面&quot;;&quot;s&quot;;&quot;&quot;)  &amp;IF([.F49]=&quot;ポップアップ&quot;;&quot;p&quot;;&quot;&quot;) &amp;[.E49]&amp;LOWER([.C49])&amp;TEXT(IF(AND([.C48]=[.C49];[.E48]=[.E49];[.F48]=[.F49]);TEXT(VALUE(RIGHT([.A48];4))+1;&quot;0000&quot;);&quot;0001&quot;);&quot;0000&quot;)" office:value-type="string" office:string-value="msfier0007">
            <text:p>msfier0007</text:p>
          </table:table-cell>
          <table:table-cell office:value-type="string">
            <text:p>該当作業場所無し(line:%s col:%s)</text:p>
          </table:table-cell>
          <table:table-cell office:value-type="string">
            <text:p>ER</text:p>
          </table:table-cell>
          <table:table-cell office:value-type="string">
            <text:p>ファイル取込</text:p>
          </table:table-cell>
          <table:table-cell office:value-type="string">
            <text:p>fi</text:p>
          </table:table-cell>
          <table:table-cell office:value-type="string">
            <text:p>詳細画面</text:p>
          </table:table-cell>
          <table:table-cell office:value-type="string">
            <text:p>ファイルに該当しない作業場所IDが設定されている</text:p>
            <text:p><text:span text:style-name="T1">%s</text:span><text:span text:style-name="T1">には、異常が発生した行</text:span><text:span text:style-name="T1">番号、カラム番号を表示す</text:span><text:span text:style-name="T1">る</text:span></text:p>
          </table:table-cell>
          <table:table-cell office:value-type="string">
            <text:p>存在する作業場所IDか、もしくは空白を設定してください。</text:p>
          </table:table-cell>
          <table:table-cell table:number-columns-repeated="1016"/>
        </table:table-row>
        <table:table-row table:style-name="ro10">
          <table:table-cell table:formula="of:=&quot;m&quot; &amp;IF([.F50]=&quot;タイトルの下&quot;;&quot;a&quot;;&quot;&quot;) &amp;IF([.F50]=&quot;メッセージ領域&quot;;&quot;h&quot;;&quot;&quot;) &amp;IF([.F50]=&quot;詳細画面&quot;;&quot;s&quot;;&quot;&quot;)  &amp;IF([.F50]=&quot;ポップアップ&quot;;&quot;p&quot;;&quot;&quot;) &amp;[.E50]&amp;LOWER([.C50])&amp;TEXT(IF(AND([.C49]=[.C50];[.E49]=[.E50];[.F49]=[.F50]);TEXT(VALUE(RIGHT([.A49];4))+1;&quot;0000&quot;);&quot;0001&quot;);&quot;0000&quot;)" office:value-type="string" office:string-value="msfier0008">
            <text:p>msfier0008</text:p>
          </table:table-cell>
          <table:table-cell office:value-type="string">
            <text:p>該当作業定義無し(line:%s col:%s)</text:p>
          </table:table-cell>
          <table:table-cell office:value-type="string">
            <text:p>ER</text:p>
          </table:table-cell>
          <table:table-cell office:value-type="string">
            <text:p>ファイル取込</text:p>
          </table:table-cell>
          <table:table-cell office:value-type="string">
            <text:p>fi</text:p>
          </table:table-cell>
          <table:table-cell office:value-type="string">
            <text:p>詳細画面</text:p>
          </table:table-cell>
          <table:table-cell office:value-type="string">
            <text:p>ファイルに該当しない作業定義IDが設定されている</text:p>
            <text:p><text:span text:style-name="T1">%s</text:span><text:span text:style-name="T1">には、異常が発生した行</text:span><text:span text:style-name="T1">番号、カラム番号を表示す</text:span><text:span text:style-name="T1">る</text:span></text:p>
          </table:table-cell>
          <table:table-cell office:value-type="string">
            <text:p>存在する作業定義IDか、もしくは空白を設定してください。</text:p>
          </table:table-cell>
          <table:table-cell table:number-columns-repeated="1016"/>
        </table:table-row>
        <table:table-row table:style-name="ro10">
          <table:table-cell table:formula="of:=&quot;m&quot; &amp;IF([.F51]=&quot;タイトルの下&quot;;&quot;a&quot;;&quot;&quot;) &amp;IF([.F51]=&quot;メッセージ領域&quot;;&quot;h&quot;;&quot;&quot;) &amp;IF([.F51]=&quot;詳細画面&quot;;&quot;s&quot;;&quot;&quot;)  &amp;IF([.F51]=&quot;ポップアップ&quot;;&quot;p&quot;;&quot;&quot;) &amp;[.E51]&amp;LOWER([.C51])&amp;TEXT(IF(AND([.C50]=[.C51];[.E50]=[.E51];[.F50]=[.F51]);TEXT(VALUE(RIGHT([.A50];4))+1;&quot;0000&quot;);&quot;0001&quot;);&quot;0000&quot;)" office:value-type="string" office:string-value="msfier0009">
            <text:p>msfier0009</text:p>
          </table:table-cell>
          <table:table-cell office:value-type="string">
            <text:p>該当作業指示無し(line:%s col:%s)</text:p>
          </table:table-cell>
          <table:table-cell office:value-type="string">
            <text:p>ER</text:p>
          </table:table-cell>
          <table:table-cell office:value-type="string">
            <text:p>ファイル取込</text:p>
          </table:table-cell>
          <table:table-cell office:value-type="string">
            <text:p>fi</text:p>
          </table:table-cell>
          <table:table-cell office:value-type="string">
            <text:p>詳細画面</text:p>
          </table:table-cell>
          <table:table-cell office:value-type="string">
            <text:p>ファイルに該当しない作業指示IDが設定されている</text:p>
            <text:p><text:span text:style-name="T1">%s</text:span><text:span text:style-name="T1">には、異常が発生した行</text:span><text:span text:style-name="T1">番号、カラム番号を表示す</text:span><text:span text:style-name="T1">る</text:span></text:p>
          </table:table-cell>
          <table:table-cell office:value-type="string">
            <text:p>存在する作業指示IDか、もしくは空白を設定してください。</text:p>
          </table:table-cell>
          <table:table-cell table:number-columns-repeated="1016"/>
        </table:table-row>
        <table:table-row table:style-name="ro10">
          <table:table-cell table:formula="of:=&quot;m&quot; &amp;IF([.F52]=&quot;タイトルの下&quot;;&quot;a&quot;;&quot;&quot;) &amp;IF([.F52]=&quot;メッセージ領域&quot;;&quot;h&quot;;&quot;&quot;) &amp;IF([.F52]=&quot;詳細画面&quot;;&quot;s&quot;;&quot;&quot;)  &amp;IF([.F52]=&quot;ポップアップ&quot;;&quot;p&quot;;&quot;&quot;) &amp;[.E52]&amp;LOWER([.C52])&amp;TEXT(IF(AND([.C51]=[.C52];[.E51]=[.E52];[.F51]=[.F52]);TEXT(VALUE(RIGHT([.A51];4))+1;&quot;0000&quot;);&quot;0001&quot;);&quot;0000&quot;)" office:value-type="string" office:string-value="msfier0010">
            <text:p>msfier0010</text:p>
          </table:table-cell>
          <table:table-cell office:value-type="string">
            <text:p>該当作業進捗無し(line:%s col:%s)</text:p>
          </table:table-cell>
          <table:table-cell office:value-type="string">
            <text:p>ER</text:p>
          </table:table-cell>
          <table:table-cell office:value-type="string">
            <text:p>ファイル取込</text:p>
          </table:table-cell>
          <table:table-cell office:value-type="string">
            <text:p>fi</text:p>
          </table:table-cell>
          <table:table-cell office:value-type="string">
            <text:p>詳細画面</text:p>
          </table:table-cell>
          <table:table-cell office:value-type="string">
            <text:p>ファイルに該当しない作業進捗IDが設定されている</text:p>
            <text:p><text:span text:style-name="T1">%s</text:span><text:span text:style-name="T1">には、異常が発生した行</text:span><text:span text:style-name="T1">番号、カラム番号を表示す</text:span><text:span text:style-name="T1">る</text:span></text:p>
          </table:table-cell>
          <table:table-cell office:value-type="string">
            <text:p>存在する作業進捗IDか、もしくは空白を設定してください。</text:p>
          </table:table-cell>
          <table:table-cell table:number-columns-repeated="1016"/>
        </table:table-row>
        <table:table-row table:style-name="ro10">
          <table:table-cell table:formula="of:=&quot;m&quot; &amp;IF([.F53]=&quot;タイトルの下&quot;;&quot;a&quot;;&quot;&quot;) &amp;IF([.F53]=&quot;メッセージ領域&quot;;&quot;h&quot;;&quot;&quot;) &amp;IF([.F53]=&quot;詳細画面&quot;;&quot;s&quot;;&quot;&quot;)  &amp;IF([.F53]=&quot;ポップアップ&quot;;&quot;p&quot;;&quot;&quot;) &amp;[.E53]&amp;LOWER([.C53])&amp;TEXT(IF(AND([.C52]=[.C53];[.E52]=[.E53];[.F52]=[.F53]);TEXT(VALUE(RIGHT([.A52];4))+1;&quot;0000&quot;);&quot;0001&quot;);&quot;0000&quot;)" office:value-type="string" office:string-value="msfier0011">
            <text:p>msfier0011</text:p>
          </table:table-cell>
          <table:table-cell office:value-type="string">
            <text:p>該当掲示板無し(line:%s col:%s)</text:p>
          </table:table-cell>
          <table:table-cell office:value-type="string">
            <text:p>ER</text:p>
          </table:table-cell>
          <table:table-cell office:value-type="string">
            <text:p>ファイル取込</text:p>
          </table:table-cell>
          <table:table-cell office:value-type="string">
            <text:p>fi</text:p>
          </table:table-cell>
          <table:table-cell office:value-type="string">
            <text:p>詳細画面</text:p>
          </table:table-cell>
          <table:table-cell office:value-type="string">
            <text:p>ファイルに該当しない掲示板IDが設定されている</text:p>
            <text:p><text:span text:style-name="T1">%s</text:span><text:span text:style-name="T1">には、異常が発生した行</text:span><text:span text:style-name="T1">番号、カラム番号を表示す</text:span><text:span text:style-name="T1">る</text:span></text:p>
          </table:table-cell>
          <table:table-cell office:value-type="string">
            <text:p>存在する掲示板IDか、もしくは空白を設定してください。</text:p>
          </table:table-cell>
          <table:table-cell table:number-columns-repeated="1016"/>
        </table:table-row>
        <table:table-row table:style-name="ro11">
          <table:table-cell table:formula="of:=&quot;m&quot; &amp;IF([.F54]=&quot;タイトルの下&quot;;&quot;a&quot;;&quot;&quot;) &amp;IF([.F54]=&quot;メッセージ領域&quot;;&quot;h&quot;;&quot;&quot;) &amp;IF([.F54]=&quot;詳細画面&quot;;&quot;s&quot;;&quot;&quot;)  &amp;IF([.F54]=&quot;ポップアップ&quot;;&quot;p&quot;;&quot;&quot;) &amp;[.E54]&amp;LOWER([.C54])&amp;TEXT(IF(AND([.C47]=[.C54];[.E47]=[.E54];[.F47]=[.F54]);TEXT(VALUE(RIGHT([.A47];4))+1;&quot;0000&quot;);&quot;0001&quot;);&quot;0000&quot;)" office:value-type="string" office:string-value="msfiwn0001">
            <text:p>msfiwn0001</text:p>
          </table:table-cell>
          <table:table-cell office:value-type="string">
            <text:p>文字長超過(line:%s col:%s)</text:p>
          </table:table-cell>
          <table:table-cell office:value-type="string">
            <text:p>WN</text:p>
          </table:table-cell>
          <table:table-cell office:value-type="string">
            <text:p>ファイル取込</text:p>
          </table:table-cell>
          <table:table-cell office:value-type="string">
            <text:p>fi</text:p>
          </table:table-cell>
          <table:table-cell office:value-type="string">
            <text:p>詳細画面</text:p>
          </table:table-cell>
          <table:table-cell office:value-type="string">
            <text:p>項目の文字長が規定の値より長い</text:p>
            <text:p><text:span text:style-name="T1">%s</text:span><text:span text:style-name="T1">には、異常が発生した行</text:span><text:span text:style-name="T1">番号、カラム番号を表示す</text:span><text:span text:style-name="T1">る</text:span></text:p>
          </table:table-cell>
          <table:table-cell office:value-type="string">
            <text:p>設定した項目の文字長が長すぎます。ファイル定義書に従い修正してください。</text:p>
          </table:table-cell>
          <table:table-cell office:value-type="string">
            <text:p>本警告を無視した場合、後続文字は自動的に削除する</text:p>
          </table:table-cell>
          <table:table-cell table:number-columns-repeated="1015"/>
        </table:table-row>
        <table:table-row table:style-name="ro10">
          <table:table-cell table:formula="of:=&quot;m&quot; &amp;IF([.F55]=&quot;タイトルの下&quot;;&quot;a&quot;;&quot;&quot;) &amp;IF([.F55]=&quot;メッセージ領域&quot;;&quot;h&quot;;&quot;&quot;) &amp;IF([.F55]=&quot;詳細画面&quot;;&quot;s&quot;;&quot;&quot;)  &amp;IF([.F55]=&quot;ポップアップ&quot;;&quot;p&quot;;&quot;&quot;) &amp;[.E55]&amp;LOWER([.C55])&amp;TEXT(IF(AND([.C54]=[.C55];[.E54]=[.E55];[.F54]=[.F55]);TEXT(VALUE(RIGHT([.A54];4))+1;&quot;0000&quot;);&quot;0001&quot;);&quot;0000&quot;)" office:value-type="string" office:string-value="mhfiwn0001">
            <text:p>mhfiwn0001</text:p>
          </table:table-cell>
          <table:table-cell office:value-type="string">
            <text:p>ファイルに警告があります</text:p>
          </table:table-cell>
          <table:table-cell office:value-type="string">
            <text:p>WN</text:p>
          </table:table-cell>
          <table:table-cell office:value-type="string">
            <text:p>ファイル取込</text:p>
          </table:table-cell>
          <table:table-cell office:value-type="string">
            <text:p>fi</text:p>
          </table:table-cell>
          <table:table-cell office:value-type="string">
            <text:p>メッセージ領域</text:p>
          </table:table-cell>
          <table:table-cell office:value-type="string">
            <text:p>ファイル取込時に、ファイルに異常(ER)が無いが、警告（WN)があった</text:p>
          </table:table-cell>
          <table:table-cell office:value-type="string">
            <text:p>検査結果を参考にして、必要に応じてファイルを修正してください。</text:p>
          </table:table-cell>
          <table:table-cell table:number-columns-repeated="1016"/>
        </table:table-row>
        <table:table-row table:style-name="ro10">
          <table:table-cell table:formula="of:=&quot;m&quot; &amp;IF([.F56]=&quot;タイトルの下&quot;;&quot;a&quot;;&quot;&quot;) &amp;IF([.F56]=&quot;メッセージ領域&quot;;&quot;h&quot;;&quot;&quot;) &amp;IF([.F56]=&quot;詳細画面&quot;;&quot;s&quot;;&quot;&quot;)  &amp;IF([.F56]=&quot;ポップアップ&quot;;&quot;p&quot;;&quot;&quot;) &amp;[.E56]&amp;LOWER([.C56])&amp;TEXT(IF(AND([.C55]=[.C56];[.E55]=[.E56];[.F55]=[.F56]);TEXT(VALUE(RIGHT([.A55];4))+1;&quot;0000&quot;);&quot;0001&quot;);&quot;0000&quot;)" office:value-type="string" office:string-value="mhkker0001">
            <text:p>mhkker0001</text:p>
          </table:table-cell>
          <table:table-cell office:value-type="string">
            <text:p>運用中の顧客は削除できません</text:p>
          </table:table-cell>
          <table:table-cell office:value-type="string">
            <text:p>ER</text:p>
          </table:table-cell>
          <table:table-cell office:value-type="string">
            <text:p>顧客詳細</text:p>
          </table:table-cell>
          <table:table-cell office:value-type="string">
            <text:p>kk</text:p>
          </table:table-cell>
          <table:table-cell office:value-type="string">
            <text:p>メッセージ領域</text:p>
          </table:table-cell>
          <table:table-cell office:value-type="string">
            <text:p>運用中、かつ休止していない顧客を削除しようとした</text:p>
          </table:table-cell>
          <table:table-cell office:value-type="string">
            <text:p>削除できる顧客は、運用が完了した顧客、または休止した顧客のみです</text:p>
          </table:table-cell>
          <table:table-cell table:number-columns-repeated="1016"/>
        </table:table-row>
        <table:table-row table:style-name="ro12">
          <table:table-cell table:formula="of:=&quot;m&quot; &amp;IF([.F57]=&quot;タイトルの下&quot;;&quot;a&quot;;&quot;&quot;) &amp;IF([.F57]=&quot;メッセージ領域&quot;;&quot;h&quot;;&quot;&quot;) &amp;IF([.F57]=&quot;詳細画面&quot;;&quot;s&quot;;&quot;&quot;)  &amp;IF([.F57]=&quot;ポップアップ&quot;;&quot;p&quot;;&quot;&quot;) &amp;[.E57]&amp;LOWER([.C57])&amp;TEXT(IF(AND([.C56]=[.C57];[.E56]=[.E57];[.F56]=[.F57]);TEXT(VALUE(RIGHT([.A56];4))+1;&quot;0000&quot;);&quot;0001&quot;);&quot;0000&quot;)" office:value-type="string" office:string-value="mppuwn0001">
            <text:p>mppuwn0001</text:p>
          </table:table-cell>
          <table:table-cell office:value-type="string">
            <text:p>%sを実行しますか。</text:p>
          </table:table-cell>
          <table:table-cell office:value-type="string">
            <text:p>WN</text:p>
          </table:table-cell>
          <table:table-cell office:value-type="string">
            <text:p>確認メッセージ表示</text:p>
          </table:table-cell>
          <table:table-cell office:value-type="string">
            <text:p>pu</text:p>
          </table:table-cell>
          <table:table-cell office:value-type="string">
            <text:p>ポップアップ</text:p>
          </table:table-cell>
          <table:table-cell office:value-type="string">
            <text:p>ファイル取込の実行ボタンが押された</text:p>
          </table:table-cell>
          <table:table-cell/>
          <table:table-cell office:value-type="string">
            <text:p>「実行」ボタンをクリックすると実行を行う</text:p>
          </table:table-cell>
          <table:table-cell table:number-columns-repeated="1015"/>
        </table:table-row>
        <table:table-row table:style-name="ro10">
          <table:table-cell table:formula="of:=&quot;m&quot; &amp;IF([.F58]=&quot;タイトルの下&quot;;&quot;a&quot;;&quot;&quot;) &amp;IF([.F58]=&quot;メッセージ領域&quot;;&quot;h&quot;;&quot;&quot;) &amp;IF([.F58]=&quot;詳細画面&quot;;&quot;s&quot;;&quot;&quot;)  &amp;IF([.F58]=&quot;ポップアップ&quot;;&quot;p&quot;;&quot;&quot;) &amp;[.E58]&amp;LOWER([.C58])&amp;TEXT(IF(AND([.C57]=[.C58];[.E57]=[.E58];[.F57]=[.F58]);TEXT(VALUE(RIGHT([.A57];4))+1;&quot;0000&quot;);&quot;0001&quot;);&quot;0000&quot;)" office:value-type="string" office:string-value="mhkgwn0001">
            <text:p>mhkgwn0001</text:p>
          </table:table-cell>
          <table:table-cell office:value-type="string">
            <text:p>既に権限は付与されています</text:p>
          </table:table-cell>
          <table:table-cell office:value-type="string">
            <text:p>WN</text:p>
          </table:table-cell>
          <table:table-cell office:value-type="string">
            <text:p>権限一覧</text:p>
          </table:table-cell>
          <table:table-cell office:value-type="string">
            <text:p>kg</text:p>
          </table:table-cell>
          <table:table-cell office:value-type="string">
            <text:p>メッセージ領域</text:p>
          </table:table-cell>
          <table:table-cell office:value-type="string">
            <text:p>所属する部署に付与されていたり、上位機能の権限が付与されている時に、更に権限を付与しようとした</text:p>
          </table:table-cell>
          <table:table-cell office:value-type="string">
            <text:p>その権限付与は不要です</text:p>
          </table:table-cell>
          <table:table-cell table:number-columns-repeated="1016"/>
        </table:table-row>
        <table:table-row table:style-name="ro10">
          <table:table-cell table:formula="of:=&quot;m&quot; &amp;IF([.F59]=&quot;タイトルの下&quot;;&quot;a&quot;;&quot;&quot;) &amp;IF([.F59]=&quot;メッセージ領域&quot;;&quot;h&quot;;&quot;&quot;) &amp;IF([.F59]=&quot;詳細画面&quot;;&quot;s&quot;;&quot;&quot;)  &amp;IF([.F59]=&quot;ポップアップ&quot;;&quot;p&quot;;&quot;&quot;) &amp;[.E59]&amp;LOWER([.C59])&amp;TEXT(IF(AND([.C58]=[.C59];[.E58]=[.E59];[.F58]=[.F59]);TEXT(VALUE(RIGHT([.A58];4))+1;&quot;0000&quot;);&quot;0001&quot;);&quot;0000&quot;)" office:value-type="string" office:string-value="maqcnm0001">
            <text:p>maqcnm0001</text:p>
          </table:table-cell>
          <table:table-cell office:value-type="string">
            <text:p>システム休止中です</text:p>
            <text:p>再開予定日時は%sです</text:p>
          </table:table-cell>
          <table:table-cell office:value-type="string">
            <text:p>NM</text:p>
          </table:table-cell>
          <table:table-cell table:style-name="ce32" office:value-type="string">
            <text:p>全体メッセージ画面</text:p>
          </table:table-cell>
          <table:table-cell office:value-type="string">
            <text:p>qc</text:p>
          </table:table-cell>
          <table:table-cell office:value-type="string">
            <text:p>タイトルの下</text:p>
          </table:table-cell>
          <table:table-cell office:value-type="string">
            <text:p>システム休止中に本システムにアクセスした</text:p>
            <text:p>%sには再開予定日時を表示</text:p>
          </table:table-cell>
          <table:table-cell office:value-type="string">
            <text:p>システム再開後にアクセスしてください</text:p>
          </table:table-cell>
          <table:table-cell table:number-columns-repeated="1016"/>
        </table:table-row>
        <table:table-row table:style-name="ro1" table:number-rows-repeated="1048516">
          <table:table-cell table:number-columns-repeated="1024"/>
        </table:table-row>
        <table:table-row table:style-name="ro1">
          <table:table-cell table:number-columns-repeated="1024"/>
        </table:table-row>
        <table:named-expressions>
          <table:named-range table:name="Print_Titles" table:base-cell-address="$readme.$A$1" table:cell-range-address="readme.$A$1:readme.$IV$1"/>
        </table:named-expressions>
      </table:table>
      <table:table table:name="メール本文" table:style-name="ta4">
        <office:forms form:automatic-focus="false" form:apply-design-mode="false"/>
        <table:table-column table:style-name="co14" table:default-cell-style-name="ce20"/>
        <table:table-column table:style-name="co15" table:default-cell-style-name="ce22"/>
        <table:table-column table:style-name="co16" table:default-cell-style-name="ce22"/>
        <table:table-column table:style-name="co17" table:default-cell-style-name="ce25"/>
        <table:table-column table:style-name="co18" table:default-cell-style-name="ce22"/>
        <table:table-column table:style-name="co13" table:number-columns-repeated="1019" table:default-cell-style-name="ce7"/>
        <table:table-row table:style-name="ro1">
          <table:table-cell table:style-name="ce19" office:value-type="string">
            <text:p>No</text:p>
          </table:table-cell>
          <table:table-cell table:style-name="ce21" office:value-type="string">
            <text:p>表題</text:p>
          </table:table-cell>
          <table:table-cell table:style-name="ce21" office:value-type="string">
            <text:p>種別</text:p>
          </table:table-cell>
          <table:table-cell table:style-name="ce23" office:value-type="string">
            <text:p>本文</text:p>
          </table:table-cell>
          <table:table-cell table:style-name="ce26" office:value-type="string">
            <text:p>備考</text:p>
          </table:table-cell>
          <table:table-cell table:number-columns-repeated="1019"/>
        </table:table-row>
        <table:table-row table:style-name="ro5">
          <table:table-cell table:style-name="ce9" table:formula="of:=&quot;mmcm&quot;&amp;LOWER([.C2])&amp;TEXT(ROW()-1;&quot;0000&quot;)" office:value-type="string" office:string-value="mmcmnm0001">
            <text:p>mmcmnm0001</text:p>
          </table:table-cell>
          <table:table-cell office:value-type="string">
            <text:p>【(%s-1)】作業依頼</text:p>
          </table:table-cell>
          <table:table-cell table:style-name="ce14" office:value-type="string">
            <text:p>NM</text:p>
          </table:table-cell>
          <table:table-cell table:style-name="ce24" office:value-type="string">
            <text:p>(%s-2)様。</text:p>
            <text:p>本メールは(%s-1)からの作業依頼メールです。</text:p>
            <text:p>　依頼開始予定：(%s-4)</text:p>
            <text:p>　依頼完了予定：(%s-5)</text:p>
            <text:p>　依頼者：(%s-3)</text:p>
            <text:p>(%s-1)にログインしてきただき、</text:p>
            <text:p>作業(%s-6)をお願いします。</text:p>
          </table:table-cell>
          <table:table-cell table:style-name="ce11" office:value-type="string">
            <text:p>(%s-1) ：システム名</text:p>
            <text:p>(%s-2) ：作業者名（所属部署名）　人員詳細へのハイパーリンク</text:p>
            <text:p>(%s-3) ：作業依頼者名（所属部署名）　人員詳細へのハイパーリンク</text:p>
            <text:p>(%s-4) ：作業を開始する日時、または作業を開始する状況</text:p>
            <text:p>(%s-5) ：作業完了予定日時　または　作業完了予定日</text:p>
          </table:table-cell>
          <table:table-cell table:number-columns-repeated="1019"/>
        </table:table-row>
        <table:table-row table:style-name="ro6">
          <table:table-cell table:style-name="ce9" table:formula="of:=&quot;mmcm&quot;&amp;LOWER([.C3])&amp;TEXT(ROW()-1;&quot;0000&quot;)" office:value-type="string" office:string-value="mmcmnm0002">
            <text:p>mmcmnm0002</text:p>
          </table:table-cell>
          <table:table-cell office:value-type="string">
            <text:p>【(%s-1)】作業キャンセル指示</text:p>
          </table:table-cell>
          <table:table-cell table:style-name="ce14" office:value-type="string">
            <text:p>NM</text:p>
          </table:table-cell>
          <table:table-cell table:style-name="ce22" office:value-type="string">
            <text:p>(%s-2)様。</text:p>
            <text:p>本メールは(%s-1)からの作業依頼キャンセルメールです。</text:p>
            <text:p>かつて依頼しました作業(%s-6)について作業対象外といたしました。</text:p>
            <text:p><text:span text:style-name="T1">　キャンセル日時：</text:span><text:span text:style-name="T1">(%s-7)</text:span></text:p>
            <text:p><text:span text:style-name="T1">　キャンセル者：</text:span><text:span text:style-name="T1">(%s-8)</text:span></text:p>
          </table:table-cell>
          <table:table-cell office:value-type="string">
            <text:p>(%s-1) ：システム名</text:p>
            <text:p>(%s-2) ：作業者名（所属部署名）　人員詳細へのハイパーリンク</text:p>
            <text:p>(%s-6) ：作業名（作業指示詳細へのURL付与）　人員詳細へのハイパーリンク</text:p>
            <text:p>(%s-7) ：キャンセル日時</text:p>
            <text:p>(%s-8) ：キャンセル者氏名（所属部署名）</text:p>
          </table:table-cell>
          <table:table-cell table:number-columns-repeated="1019"/>
        </table:table-row>
        <table:table-row table:style-name="ro7">
          <table:table-cell table:style-name="ce9" table:formula="of:=&quot;mmcm&quot;&amp;LOWER([.C4])&amp;TEXT(ROW()-1;&quot;0000&quot;)" office:value-type="string" office:string-value="mmcmnm0003">
            <text:p>mmcmnm0003</text:p>
          </table:table-cell>
          <table:table-cell office:value-type="string">
            <text:p>【(%s-1)】作業依頼（申し送り）</text:p>
          </table:table-cell>
          <table:table-cell table:style-name="ce14" office:value-type="string">
            <text:p>NM</text:p>
          </table:table-cell>
          <table:table-cell table:style-name="ce24" office:value-type="string">
            <text:p>(%s-2)様。</text:p>
            <text:p>本メールは(%s-1)からの作業依頼メールです。</text:p>
            <text:p>　依頼開始予定：(%s-4)</text:p>
            <text:p>　依頼完了予定：(%s-5)</text:p>
            <text:p>　依頼者：(%s-3)</text:p>
            <text:p>(%s-1)にログインしてきただき、</text:p>
            <text:p>作業(%s-6)をお願いします。</text:p>
            <text:p>　前任者：(%s-9)</text:p>
          </table:table-cell>
          <table:table-cell table:style-name="ce11" office:value-type="string">
            <text:p>(%s-1) ：システム名</text:p>
            <text:p>(%s-2) ：作業者名（所属部署名）　人員詳細へのハイパーリンク</text:p>
            <text:p>(%s-3) ：作業依頼者名（所属部署名）　人員詳細へのハイパーリンク</text:p>
            <text:p>(%s-4) ：作業を開始する日時、または作業を開始する状況</text:p>
            <text:p>(%s-5) ：作業完了予定日時　または　作業完了予定日</text:p>
            <text:p><text:span text:style-name="T1">(%s-9) </text:span><text:span text:style-name="T1">：前任者名（所属部署名）</text:span></text:p>
          </table:table-cell>
          <table:table-cell table:number-columns-repeated="1019"/>
        </table:table-row>
        <table:table-row table:style-name="ro6">
          <table:table-cell table:style-name="ce9" table:formula="of:=&quot;mmcm&quot;&amp;LOWER([.C5])&amp;TEXT(ROW()-1;&quot;0000&quot;)" office:value-type="string" office:string-value="mmcmnm0004">
            <text:p>mmcmnm0004</text:p>
          </table:table-cell>
          <table:table-cell office:value-type="string">
            <text:p>【(%s-1)】アカウント登録</text:p>
          </table:table-cell>
          <table:table-cell table:style-name="ce14" office:value-type="string">
            <text:p>NM</text:p>
          </table:table-cell>
          <table:table-cell table:style-name="ce22" office:value-type="string">
            <text:p>(%s-2)様。</text:p>
            <text:p>本メールは(%s-1)からの、登録完了メールです。</text:p>
            <text:p>　URL：(%s-12)</text:p>
            <text:p>　ユーザID：(%s-13)</text:p>
            <text:p>　パスワード：略</text:p>
            <text:p>URLのWebページにログインできるかご確認ください。</text:p>
          </table:table-cell>
          <table:table-cell table:style-name="ce11" office:value-type="string">
            <text:p>(%s-1) ：システム名</text:p>
            <text:p>(%s-2) ：作業者名（所属部署名）　人員詳細へのハイパーリンク</text:p>
            <text:p>(%s-12) ：ログイン画面のURL</text:p>
            <text:p>(%s-13) ：ユーザID(メールアドレス)</text:p>
          </table:table-cell>
          <table:table-cell table:number-columns-repeated="1019"/>
        </table:table-row>
        <table:table-row table:style-name="ro8">
          <table:table-cell table:style-name="ce9" table:formula="of:=&quot;mmcm&quot;&amp;LOWER([.C6])&amp;TEXT(ROW()-1;&quot;0000&quot;)" office:value-type="string" office:string-value="mmcmnm0005">
            <text:p>mmcmnm0005</text:p>
          </table:table-cell>
          <table:table-cell office:value-type="string">
            <text:p>【(%s-1)】作業状況最新化要求</text:p>
          </table:table-cell>
          <table:table-cell table:style-name="ce14" office:value-type="string">
            <text:p>NM</text:p>
          </table:table-cell>
          <table:table-cell table:style-name="ce22" office:value-type="string">
            <text:p>(%s-2)様。</text:p>
            <text:p>本メールは(%s-1)からの作業状況最新化要求メールです。</text:p>
            <text:p>かつて依頼しました作業(%s-6)について、作業入力画面にて現状に即して(%s-5)までに最新化してください。</text:p>
          </table:table-cell>
          <table:table-cell office:value-type="string">
            <text:p>(%s-1) ：システム名</text:p>
            <text:p>(%s-2) ：作業者名（所属部署名）　人員詳細へのハイパーリンク</text:p>
            <text:p>(%s-6) ：作業名（作業指示詳細へのURL付与）</text:p>
            <text:p><text:span text:style-name="T1">(%s-5) </text:span><text:span text:style-name="T1">：作業完了予定日時　または　作業完了予定日</text:span></text:p>
          </table:table-cell>
          <table:table-cell table:number-columns-repeated="1019"/>
        </table:table-row>
        <table:table-row table:style-name="ro9">
          <table:table-cell table:style-name="ce9" table:formula="of:=&quot;mmcm&quot;&amp;LOWER([.C7])&amp;TEXT(ROW()-1;&quot;0000&quot;)" office:value-type="string" office:string-value="mmcmsy0006">
            <text:p>mmcmsy0006</text:p>
          </table:table-cell>
          <table:table-cell office:value-type="string">
            <text:p>【(%s-1)】障害発生</text:p>
          </table:table-cell>
          <table:table-cell table:style-name="ce14" office:value-type="string">
            <text:p>SY</text:p>
          </table:table-cell>
          <table:table-cell table:style-name="ce22" office:value-type="string">
            <text:p>(%s-2)様。</text:p>
            <text:p>本メールは(%s-1)からの、障害報告メールです。</text:p>
            <text:p>　障害発生日時：(%s-10)</text:p>
            <text:p>　システムエラーコード：(%s-11)</text:p>
            <text:p>障害状況を調査し、復旧してください。</text:p>
          </table:table-cell>
          <table:table-cell office:value-type="string">
            <text:p>(%s-1) ：システム名</text:p>
            <text:p>(%s-2) ：作業者名（所属部署名）　人員詳細へのハイパーリンク</text:p>
            <text:p>(%s-10) ：障害発生日時</text:p>
            <text:p>(%s-11) ：システムエラーコード</text:p>
          </table:table-cell>
          <table:table-cell table:number-columns-repeated="1019"/>
        </table:table-row>
        <table:table-row table:style-name="ro6">
          <table:table-cell table:style-name="ce9" table:formula="of:=&quot;mmcm&quot;&amp;LOWER([.C8])&amp;TEXT(ROW()-1;&quot;0000&quot;)" office:value-type="string" office:string-value="mmcmnm0007">
            <text:p>mmcmnm0007</text:p>
          </table:table-cell>
          <table:table-cell office:value-type="string">
            <text:p>【(%s-1)】メール送信試験</text:p>
          </table:table-cell>
          <table:table-cell table:style-name="ce14" office:value-type="string">
            <text:p>NM</text:p>
          </table:table-cell>
          <table:table-cell table:style-name="ce22" office:value-type="string">
            <text:p>(%s-2)様。</text:p>
            <text:p>本メールは(%s-1)からの、メール送信試験です。</text:p>
            <text:p>　試験者：(%s-2)</text:p>
            <text:p>　メールアドレス：(%s-14)</text:p>
            <text:p>受信できた旨を上記メールアドレスに送信してください。</text:p>
            <text:p>本メールに返信していただいても受信できません。</text:p>
          </table:table-cell>
          <table:table-cell table:style-name="ce11" office:value-type="string">
            <text:p>(%s-1) ：システム名</text:p>
            <text:p>(%s-2) ：試験をした作業者名（所属部署名）　人員詳細へのハイパーリンク</text:p>
            <text:p>(%s-14) ：試験をした作業者のユーザID(メールアドレス)</text:p>
          </table:table-cell>
          <table:table-cell table:number-columns-repeated="1019"/>
        </table:table-row>
        <table:table-row table:style-name="ro5">
          <table:table-cell table:style-name="ce9" table:formula="of:=&quot;mmcm&quot;&amp;LOWER([.C9])&amp;TEXT(ROW()-1;&quot;0000&quot;)" office:value-type="string" office:string-value="mmcmnm0008">
            <text:p>mmcmnm0008</text:p>
          </table:table-cell>
          <table:table-cell office:value-type="string">
            <text:p>【(%s-5)】作業了承報告</text:p>
          </table:table-cell>
          <table:table-cell table:style-name="ce14" office:value-type="string">
            <text:p>NM</text:p>
          </table:table-cell>
          <table:table-cell table:style-name="ce11" office:value-type="string">
            <text:p>以下作業を了承しました</text:p>
            <text:p>　作業名：(%s-2)</text:p>
            <text:p>　作業者：(%s-3)</text:p>
            <text:p>　了承報告日時：(%s-1)</text:p>
            <text:p>　備考：(%s-4)</text:p>
          </table:table-cell>
          <table:table-cell table:style-name="ce11" office:value-type="string">
            <text:p>(%s-1) ：報告した日時をyyyymmddhhMMssで表記</text:p>
            <text:p>(%s-2) ：作業名（作業指示番号）　作業指示へのハイパーリンクになっている</text:p>
            <text:p>(%s-3) ：作業者名（所属部署名） 作業者の人員詳細へのハイパーリンク</text:p>
            <text:p>(%s-4) ：備考</text:p>
            <text:p><text:span text:style-name="T1">(%s-5) </text:span><text:span text:style-name="T1">：システム名</text:span></text:p>
          </table:table-cell>
          <table:table-cell table:number-columns-repeated="1019"/>
        </table:table-row>
        <table:table-row table:style-name="ro5">
          <table:table-cell table:style-name="ce9" table:formula="of:=&quot;mmcm&quot;&amp;LOWER([.C10])&amp;TEXT(ROW()-1;&quot;0000&quot;)" office:value-type="string" office:string-value="mmcmnm0009">
            <text:p>mmcmnm0009</text:p>
          </table:table-cell>
          <table:table-cell office:value-type="string">
            <text:p>【(%s-5)】作業開始報告</text:p>
          </table:table-cell>
          <table:table-cell table:style-name="ce14" office:value-type="string">
            <text:p>NM</text:p>
          </table:table-cell>
          <table:table-cell table:style-name="ce11" office:value-type="string">
            <text:p>以下作業を開始しました</text:p>
            <text:p>　作業名：(%s-2)</text:p>
            <text:p>　作業者：(%s-3)</text:p>
            <text:p>　開始報告日時：(%s-1)</text:p>
            <text:p>　備考：(%s-4)</text:p>
          </table:table-cell>
          <table:table-cell table:style-name="ce11" office:value-type="string">
            <text:p>(%s-1) ：報告した日時をyyyymmddhhMMssで表記</text:p>
            <text:p>(%s-2) ：作業名（作業指示番号）　作業指示へのハイパーリンクになっている</text:p>
            <text:p>(%s-3) ：作業者名（所属部署名） 作業者の人員詳細へのハイパーリンク</text:p>
            <text:p>(%s-4) ：備考</text:p>
            <text:p><text:span text:style-name="T1">(%s-5) </text:span><text:span text:style-name="T1">：システム名</text:span></text:p>
          </table:table-cell>
          <table:table-cell table:number-columns-repeated="1019"/>
        </table:table-row>
        <table:table-row table:style-name="ro5">
          <table:table-cell table:style-name="ce9" table:formula="of:=&quot;mmcm&quot;&amp;LOWER([.C11])&amp;TEXT(ROW()-1;&quot;0000&quot;)" office:value-type="string" office:string-value="mmcmnm0010">
            <text:p>mmcmnm0010</text:p>
          </table:table-cell>
          <table:table-cell office:value-type="string">
            <text:p>【(%s-5)】作業完了報告</text:p>
          </table:table-cell>
          <table:table-cell table:style-name="ce14" office:value-type="string">
            <text:p>NM</text:p>
          </table:table-cell>
          <table:table-cell table:style-name="ce11" office:value-type="string">
            <text:p>以下作業を完了しました</text:p>
            <text:p>　作業名：(%s-2)</text:p>
            <text:p>　作業者：(%s-3)</text:p>
            <text:p>　完了報告日時：(%s-1)</text:p>
            <text:p>　備考：(%s-4)</text:p>
          </table:table-cell>
          <table:table-cell table:style-name="ce11" office:value-type="string">
            <text:p>(%s-1) ：報告した日時をyyyymmddhhMMssで表記</text:p>
            <text:p>(%s-2) ：作業名（作業指示番号）　作業指示へのハイパーリンクになっている</text:p>
            <text:p>(%s-3) ：作業者名（所属部署名） 作業者の人員詳細へのハイパーリンク</text:p>
            <text:p>(%s-4) ：備考</text:p>
            <text:p><text:span text:style-name="T1">(%s-5) </text:span><text:span text:style-name="T1">：システム名</text:span></text:p>
          </table:table-cell>
          <table:table-cell table:number-columns-repeated="1019"/>
        </table:table-row>
        <table:table-row table:style-name="ro5">
          <table:table-cell table:style-name="ce9" table:formula="of:=&quot;mmcm&quot;&amp;LOWER([.C12])&amp;TEXT(ROW()-1;&quot;0000&quot;)" office:value-type="string" office:string-value="mmcmnm0011">
            <text:p>mmcmnm0011</text:p>
          </table:table-cell>
          <table:table-cell office:value-type="string">
            <text:p>【(%s-5)】作業経過報告</text:p>
          </table:table-cell>
          <table:table-cell table:style-name="ce14" office:value-type="string">
            <text:p>NM</text:p>
          </table:table-cell>
          <table:table-cell table:style-name="ce11" office:value-type="string">
            <text:p>以下作業の経過報告です</text:p>
            <text:p>　作業名：(%s-2)</text:p>
            <text:p>　作業者：(%s-3)</text:p>
            <text:p>　報告日時：(%s-1)</text:p>
            <text:p>　備考：(%s-4)</text:p>
          </table:table-cell>
          <table:table-cell table:style-name="ce11" office:value-type="string">
            <text:p>(%s-1) ：報告した日時をyyyymmddhhMMssで表記</text:p>
            <text:p>(%s-2) ：作業名（作業指示番号）　作業指示へのハイパーリンクになっている</text:p>
            <text:p>(%s-3) ：作業者名（所属部署名） 作業者の人員詳細へのハイパーリンク</text:p>
            <text:p>(%s-4) ：備考</text:p>
            <text:p><text:span text:style-name="T1">(%s-5) </text:span><text:span text:style-name="T1">：システム名</text:span></text:p>
          </table:table-cell>
          <table:table-cell table:number-columns-repeated="1019"/>
        </table:table-row>
        <table:table-row table:style-name="ro1" table:number-rows-repeated="1048563">
          <table:table-cell table:number-columns-repeated="1024"/>
        </table:table-row>
        <table:table-row table:style-name="ro1">
          <table:table-cell table:number-columns-repeated="1024"/>
        </table:table-row>
        <table:named-expressions>
          <table:named-range table:name="Print_Titles" table:base-cell-address="$メッセージ一覧.$A$1" table:cell-range-address="メッセージ一覧.$A$1:メッセージ一覧.$IV$1"/>
        </table:named-expressions>
      </table:table>
      <table:table table:name="掲示板自動投稿文" table:style-name="ta4" table:print="false">
        <office:forms form:automatic-focus="false" form:apply-design-mode="false"/>
        <table:table-column table:style-name="co14" table:default-cell-style-name="ce20"/>
        <table:table-column table:style-name="co15" table:default-cell-style-name="ce22"/>
        <table:table-column table:style-name="co16" table:default-cell-style-name="ce22"/>
        <table:table-column table:style-name="co19" table:default-cell-style-name="ce25"/>
        <table:table-column table:style-name="co20" table:default-cell-style-name="ce22"/>
        <table:table-column table:style-name="co13" table:number-columns-repeated="1019" table:default-cell-style-name="ce7"/>
        <table:table-row table:style-name="ro1">
          <table:table-cell table:style-name="ce19" office:value-type="string">
            <text:p>No</text:p>
          </table:table-cell>
          <table:table-cell table:style-name="ce21" office:value-type="string">
            <text:p>表題</text:p>
          </table:table-cell>
          <table:table-cell table:style-name="ce21" office:value-type="string">
            <text:p>種別</text:p>
          </table:table-cell>
          <table:table-cell table:style-name="ce23" office:value-type="string">
            <text:p>本文</text:p>
          </table:table-cell>
          <table:table-cell table:style-name="ce26" office:value-type="string">
            <text:p>備考</text:p>
          </table:table-cell>
          <table:table-cell table:number-columns-repeated="1019"/>
        </table:table-row>
        <table:table-row table:style-name="ro9">
          <table:table-cell table:style-name="ce9" table:formula="of:=&quot;mb&quot;&amp;LOWER([.C2])&amp;TEXT(ROW()-1;&quot;000000&quot;)" office:value-type="string" office:string-value="mbnm000001">
            <text:p>mbnm000001</text:p>
          </table:table-cell>
          <table:table-cell office:value-type="string">
            <text:p>(%s-1)-作業了承報告</text:p>
          </table:table-cell>
          <table:table-cell table:style-name="ce14" office:value-type="string">
            <text:p>NM</text:p>
          </table:table-cell>
          <table:table-cell table:style-name="ce11" office:value-type="string">
            <text:p>以下作業を了承しました</text:p>
            <text:p>　作業名：(%s-2)</text:p>
            <text:p>　作業者：(%s-3)</text:p>
            <text:p>　了承報告日時：(%s-1)</text:p>
            <text:p>　備考：(%s-4)</text:p>
          </table:table-cell>
          <table:table-cell table:style-name="ce11" office:value-type="string">
            <text:p>(%s-1) ：報告した日時をyyyymmddhhMMssで表記</text:p>
            <text:p>(%s-2) ：作業名（作業指示番号）　作業指示へのハイパーリンクになっている</text:p>
            <text:p>(%s-3) ：作業者名（所属部署名） 作業者の人員詳細へのハイパーリンク</text:p>
            <text:p>(%s-4) ：備考</text:p>
          </table:table-cell>
          <table:table-cell table:number-columns-repeated="1019"/>
        </table:table-row>
        <table:table-row table:style-name="ro9">
          <table:table-cell table:style-name="ce9" table:formula="of:=&quot;mb&quot;&amp;LOWER([.C3])&amp;TEXT(ROW()-1;&quot;000000&quot;)" office:value-type="string" office:string-value="mbnm000002">
            <text:p>mbnm000002</text:p>
          </table:table-cell>
          <table:table-cell office:value-type="string">
            <text:p>(%s-1)-作業開始報告</text:p>
          </table:table-cell>
          <table:table-cell table:style-name="ce14" office:value-type="string">
            <text:p>NM</text:p>
          </table:table-cell>
          <table:table-cell table:style-name="ce11" office:value-type="string">
            <text:p>以下作業を開始しました</text:p>
            <text:p>　作業名：(%s-2)</text:p>
            <text:p>　作業者：(%s-3)</text:p>
            <text:p>　開始報告日時：(%s-1)</text:p>
            <text:p>　備考：(%s-4)</text:p>
          </table:table-cell>
          <table:table-cell table:style-name="ce11" office:value-type="string">
            <text:p>(%s-1) ：報告した日時をyyyymmddhhMMssで表記</text:p>
            <text:p>(%s-2) ：作業名（作業指示番号）　作業指示へのハイパーリンクになっている</text:p>
            <text:p>(%s-3) ：作業者名（所属部署名） 作業者の人員詳細へのハイパーリンク</text:p>
            <text:p>(%s-4) ：備考</text:p>
          </table:table-cell>
          <table:table-cell table:number-columns-repeated="1019"/>
        </table:table-row>
        <table:table-row table:style-name="ro9">
          <table:table-cell table:style-name="ce9" table:formula="of:=&quot;mb&quot;&amp;LOWER([.C4])&amp;TEXT(ROW()-1;&quot;000000&quot;)" office:value-type="string" office:string-value="mbnm000003">
            <text:p>mbnm000003</text:p>
          </table:table-cell>
          <table:table-cell office:value-type="string">
            <text:p>(%s-1)-作業完了報告</text:p>
          </table:table-cell>
          <table:table-cell table:style-name="ce14" office:value-type="string">
            <text:p>NM</text:p>
          </table:table-cell>
          <table:table-cell table:style-name="ce11" office:value-type="string">
            <text:p>以下作業を完了しました</text:p>
            <text:p>　作業名：(%s-2)</text:p>
            <text:p>　作業者：(%s-3)</text:p>
            <text:p>　完了報告日時：(%s-1)</text:p>
            <text:p>　備考：(%s-4)</text:p>
          </table:table-cell>
          <table:table-cell table:style-name="ce11" office:value-type="string">
            <text:p>(%s-1) ：報告した日時をyyyymmddhhMMssで表記</text:p>
            <text:p>(%s-2) ：作業名（作業指示番号）　作業指示へのハイパーリンクになっている</text:p>
            <text:p>(%s-3) ：作業者名（所属部署名） 作業者の人員詳細へのハイパーリンク</text:p>
            <text:p>(%s-4) ：備考</text:p>
          </table:table-cell>
          <table:table-cell table:number-columns-repeated="1019"/>
        </table:table-row>
        <table:table-row table:style-name="ro9">
          <table:table-cell table:style-name="ce9" table:formula="of:=&quot;mb&quot;&amp;LOWER([.C5])&amp;TEXT(ROW()-1;&quot;000000&quot;)" office:value-type="string" office:string-value="mbnm000004">
            <text:p>mbnm000004</text:p>
          </table:table-cell>
          <table:table-cell office:value-type="string">
            <text:p>(%s-1)-作業経過報告</text:p>
          </table:table-cell>
          <table:table-cell table:style-name="ce14" office:value-type="string">
            <text:p>NM</text:p>
          </table:table-cell>
          <table:table-cell table:style-name="ce11" office:value-type="string">
            <text:p>以下作業の経過報告です</text:p>
            <text:p>　作業名：(%s-2)</text:p>
            <text:p>　作業者：(%s-3)</text:p>
            <text:p>　報告日時：(%s-1)</text:p>
            <text:p>　備考：(%s-4)</text:p>
          </table:table-cell>
          <table:table-cell table:style-name="ce11" office:value-type="string">
            <text:p>(%s-1) ：報告した日時をyyyymmddhhMMssで表記</text:p>
            <text:p>(%s-2) ：作業名（作業指示番号）　作業指示へのハイパーリンクになっている</text:p>
            <text:p>(%s-3) ：作業者名（所属部署名） 作業者の人員詳細へのハイパーリンク</text:p>
            <text:p>(%s-4) ：備考</text:p>
          </table:table-cell>
          <table:table-cell table:number-columns-repeated="1019"/>
        </table:table-row>
        <table:table-row table:style-name="ro1" table:number-rows-repeated="1048570">
          <table:table-cell table:number-columns-repeated="1024"/>
        </table:table-row>
        <table:table-row table:style-name="ro1">
          <table:table-cell table:number-columns-repeated="1024"/>
        </table:table-row>
        <table:named-expressions>
          <table:named-range table:name="Print_Titles" table:base-cell-address="$メッセージ一覧.$A$1" table:cell-range-address="メッセージ一覧.$A$1:メッセージ一覧.$IV$1"/>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ＭＳ Ｐゴシック" svg:font-family="'ＭＳ Ｐゴシック'"/>
    <style:font-face style:name="ＭＳ Ｐゴシック1" svg:font-family="'ＭＳ Ｐゴシック'" style:font-family-generic="modern"/>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09">
      <number:number number:decimal-places="0" number:min-integer-digits="1"/>
      <number:text> </number:text>
    </number:number-style>
    <style:style style:name="Default" style:family="table-cell" style:data-style-name="N0">
      <style:table-cell-properties fo:background-color="transparent" style:vertical-align="automatic"/>
      <style:text-properties fo:color="#000000" style:font-name="ＭＳ Ｐゴシック" fo:font-size="11pt" style:font-name-asian="ＭＳ Ｐゴシック" style:font-size-asian="11pt" style:font-name-complex="ＭＳ Ｐゴシック"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fo:background-color="transparent" style:vertical-align="automat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landscape" fo:margin-top="0.801cm" fo:margin-bottom="0.801cm" fo:margin-left="1.799cm" fo:margin-right="1.799cm" style:print-page-order="ttb" style:first-page-number="continue" style:scale-to="60%" style:print="charts drawings grid objects"/>
      <style:header-style>
        <style:header-footer-properties fo:min-height="1.101cm" fo:margin-left="1.799cm" fo:margin-right="1.799cm" fo:margin-bottom="0cm"/>
      </style:header-style>
      <style:footer-style>
        <style:header-footer-properties fo:min-height="1.101cm" fo:margin-left="1.799cm" fo:margin-right="1.799cm" fo:margin-top="0cm"/>
      </style:footer-style>
    </style:page-layout>
    <style:page-layout style:name="Mpm5">
      <style:page-layout-properties style:num-format="1" style:print-orientation="landscape" fo:margin-top="0.801cm" fo:margin-bottom="0.801cm" fo:margin-left="1.799cm" fo:margin-right="1.799cm" style:print-page-order="ttb" style:first-page-number="continue" style:scale-to="100%" style:print="charts drawings grid objects"/>
      <style:header-style>
        <style:header-footer-properties fo:min-height="1.101cm" fo:margin-left="1.799cm" fo:margin-right="1.799cm" fo:margin-bottom="0cm"/>
      </style:header-style>
      <style:footer-style>
        <style:header-footer-properties fo:min-height="1.101cm" fo:margin-left="1.799cm" fo:margin-right="1.799cm" fo:margin-top="0cm"/>
      </style:footer-style>
    </style:page-layout>
    <style:style style:name="MT1" style:family="text">
      <style:text-properties fo:color="#000000" style:font-name="ＭＳ Ｐゴシック1" fo:font-size="22pt" style:font-name-asian="ＭＳ Ｐゴシック" style:font-size-asian="22pt" style:font-name-complex="ＭＳ Ｐゴシック" style:font-size-complex="22pt"/>
    </style:style>
    <style:style style:name="MT2" style:family="text">
      <style:text-properties fo:color="#000000" style:font-name="ＭＳ Ｐゴシック1" fo:font-size="9pt" style:font-name-asian="ＭＳ Ｐゴシック" style:font-size-asian="9pt" style:font-name-complex="ＭＳ Ｐゴシック" style:font-size-complex="9pt"/>
    </style:style>
    <style:style style:name="MT3" style:family="text">
      <style:text-properties fo:color="#000000" style:font-name="ＭＳ Ｐゴシック1" fo:font-size="24pt" style:font-name-asian="ＭＳ Ｐゴシック" style:font-size-asian="24pt" style:font-name-complex="ＭＳ Ｐゴシック" style:font-size-complex="24pt"/>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8-03">2021/08/03</text:date>, <text:time>14:58:51</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region-left>
          <text:p><text:span text:style-name="MT1"><text:sheet-name>???</text:sheet-name></text:span></text:p>
        </style:region-left>
        <style:region-right>
          <text:p><text:date style:data-style-name="N2" text:date-value="2021-08-03">2021/08/03</text:date> <text:time>14:58:51</text:time></text:p>
        </style:region-right>
      </style:header>
      <style:header-left style:display="false"/>
      <style:footer>
        <style:region-center>
          <text:p><text:page-number>1</text:page-number>/<text:page-count>99</text:page-count></text:p>
        </style:region-center>
        <style:region-right>
          <text:p><text:span text:style-name="MT2">Copyright© Raytec Co., Ltd. All Rights Reserved.</text:span></text:p>
        </style:region-right>
      </style:footer>
      <style:footer-left style:display="false"/>
    </style:master-page>
    <style:master-page style:name="mp3" style:page-layout-name="Mpm5">
      <style:header>
        <style:region-left>
          <text:p><text:span text:style-name="MT3"><text:sheet-name>???</text:sheet-name></text:span></text:p>
        </style:region-left>
        <style:region-right>
          <text:p><text:date style:data-style-name="N2" text:date-value="2021-08-03">2021/08/03</text:date> <text:time>14:58:51</text:time></text:p>
        </style:region-right>
      </style:header>
      <style:header-left style:display="false"/>
      <style:footer>
        <style:region-center>
          <text:p><text:page-number>1</text:page-number>/<text:page-count>99</text:page-count></text:p>
        </style:region-center>
        <style:region-right>
          <text:p><text:span text:style-name="MT2">Copyright© Raytec Co., Ltd. All Rights Reserved.</text:span></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
    <meta:creation-date>2006-09-16T00:00:00Z</meta:creation-date>
    <dc:date>2021-08-03T14:58:51.93</dc:date>
    <meta:editing-duration>P1DT2H57M49S</meta:editing-duration>
    <meta:editing-cycles>63</meta:editing-cycles>
    <meta:document-statistic meta:table-count="5" meta:cell-count="575" meta:object-count="0"/>
  </office:meta>
</office:document-meta>
</file>